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299in"/>
    </style:style>
    <style:style style:name="co2" style:family="table-column">
      <style:table-column-properties fo:break-before="auto" style:column-width="1.0992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1.0528in"/>
    </style:style>
    <style:style style:name="co5" style:family="table-column">
      <style:table-column-properties fo:break-before="auto" style:column-width="1.0374in"/>
    </style:style>
    <style:style style:name="co6" style:family="table-column">
      <style:table-column-properties fo:break-before="auto" style:column-width="1.4402in"/>
    </style:style>
    <style:style style:name="co7" style:family="table-column">
      <style:table-column-properties fo:break-before="auto" style:column-width="1.0953in"/>
    </style:style>
    <style:style style:name="co8" style:family="table-column">
      <style:table-column-properties fo:break-before="auto" style:column-width="1.6417in"/>
    </style:style>
    <style:style style:name="co9" style:family="table-column">
      <style:table-column-properties fo:break-before="auto" style:column-width="1.7965in"/>
    </style:style>
    <style:style style:name="co10" style:family="table-column">
      <style:table-column-properties fo:break-before="auto" style:column-width="2.0965in"/>
    </style:style>
    <style:style style:name="co11" style:family="table-column">
      <style:table-column-properties fo:break-before="auto" style:column-width="0.9701in"/>
    </style:style>
    <style:style style:name="ro1" style:family="table-row">
      <style:table-row-properties style:row-height="0.2in" fo:break-before="auto" style:use-optimal-row-height="true"/>
    </style:style>
    <style:style style:name="ta1" style:family="table" style:master-page-name="PageStyle_5f_Zooid">
      <style:table-properties table:display="true" style:writing-mode="lr-tb"/>
    </style: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style:style style:name="ce1" style:family="table-cell" style:parent-style-name="Excel_20_Built-in_20_Normal">
      <style:table-cell-properties fo:background-color="#ccff00"/>
    </style:style>
    <style:style style:name="ce2" style:family="table-cell" style:parent-style-name="Excel_20_Built-in_20_Normal">
      <style:table-cell-properties fo:background-color="#ccff00" style:text-align-source="fix" style:repeat-content="false"/>
      <style:paragraph-properties fo:text-align="center" fo:margin-left="0in"/>
    </style:style>
    <style:style style:name="ce3" style:family="table-cell" style:parent-style-name="Excel_20_Built-in_20_Normal">
      <style:table-cell-properties fo:background-color="#ccff00"/>
      <style:text-properties fo:language="en" fo:country="US" style:text-underline-mode="continuous" style:text-overline-mode="continuous" style:text-line-through-mode="continuous" style:font-name-asian="Arial Unicode M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4" style:family="table-cell" style:parent-style-name="Excel_20_Built-in_20_Normal">
      <style:table-cell-properties fo:background-color="#66ffff"/>
    </style:style>
    <style:style style:name="ce5" style:family="table-cell" style:parent-style-name="Excel_20_Built-in_20_Normal">
      <style:table-cell-properties fo:background-color="#6666ff"/>
    </style:style>
    <style:style style:name="ce6" style:family="table-cell" style:parent-style-name="Excel_20_Built-in_20_Normal">
      <style:table-cell-properties fo:background-color="#ff00cc"/>
    </style:style>
    <style:style style:name="ce7" style:family="table-cell" style:parent-style-name="Excel_20_Built-in_20_Normal">
      <style:table-cell-properties fo:background-color="#9900ff"/>
    </style:style>
    <style:style style:name="ce8" style:family="table-cell" style:parent-style-name="Excel_20_Built-in_20_Normal">
      <style:table-cell-properties fo:background-color="#ffff00"/>
    </style:style>
    <style:style style:name="ce9" style:family="table-cell" style:parent-style-name="Excel_20_Built-in_20_Normal">
      <style:table-cell-properties fo:background-color="#ff6666"/>
    </style:style>
    <style:style style:name="ce10" style:family="table-cell" style:parent-style-name="Excel_20_Built-in_20_Normal">
      <style:table-cell-properties fo:background-color="#ffff99"/>
    </style:style>
    <style:style style:name="ce11" style:family="table-cell" style:parent-style-name="Excel_20_Built-in_20_Normal">
      <style:table-cell-properties fo:background-color="#ffffff"/>
    </style:style>
    <style:style style:name="ce12" style:family="table-cell" style:parent-style-name="Excel_20_Built-in_20_Normal" style:data-style-name="N8104"/>
    <style:style style:name="ce13" style:family="table-cell" style:parent-style-name="Excel_20_Built-in_20_Normal" style:data-style-name="N8104">
      <style:table-cell-properties fo:background-color="#ffff99"/>
    </style:style>
    <style:style style:name="ce14" style:family="table-cell" style:parent-style-name="Excel_20_Built-in_20_Normal" style:data-style-name="N8104">
      <style:table-cell-properties fo:background-color="#ffffff"/>
    </style:style>
    <style:style style:name="ce15" style:family="table-cell" style:parent-style-name="Excel_20_Built-in_20_Normal">
      <style:table-cell-properties fo:background-color="#ff6600"/>
    </style:style>
    <style:style style:name="ce16" style:family="table-cell" style:parent-style-name="Excel_20_Built-in_20_Normal" style:data-style-name="N8104">
      <style:table-cell-properties fo:background-color="#ff6600"/>
    </style:style>
    <style:style style:name="ce17" style:family="table-cell" style:parent-style-name="Excel_20_Built-in_20_Normal">
      <style:table-cell-properties style:text-align-source="fix" style:repeat-content="false"/>
      <style:paragraph-properties fo:text-align="end" fo:margin-left="0in"/>
    </style:style>
    <style:style style:name="ce18" style:family="table-cell" style:parent-style-name="Excel_20_Built-in_20_Normal">
      <style:text-properties style:font-name="Calibri" style:font-name-asian="Arial Unicode MS" style:font-name-complex="Arial Unicode MS"/>
    </style:style>
    <style:style style:name="ce19" style:family="table-cell" style:parent-style-name="Excel_20_Built-in_20_Normal">
      <style:text-properties fo:language="en" fo:country="US" style:text-underline-mode="continuous" style:text-overline-mode="continuous" style:text-line-through-mode="continuous" style:font-name-asian="ArialMT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20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Zooid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2" table:default-cell-style-name="Excel_20_Built-in_20_Normal"/>
        <table:table-column table:style-name="co8" table:default-cell-style-name="Excel_20_Built-in_20_Normal"/>
        <table:table-column table:style-name="co7" table:number-columns-repeated="2" table:default-cell-style-name="Excel_20_Built-in_20_Normal"/>
        <table:table-column table:style-name="co9" table:default-cell-style-name="Excel_20_Built-in_20_Normal"/>
        <table:table-column table:style-name="co7" table:default-cell-style-name="Excel_20_Built-in_20_Normal"/>
        <table:table-column table:style-name="co10" table:default-cell-style-name="Excel_20_Built-in_20_Normal"/>
        <table:table-column table:style-name="co11" table:number-columns-repeated="1008" table:default-cell-style-name="Excel_20_Built-in_20_Normal"/>
        <table:table-column table:style-name="co11" table:number-columns-repeated="2" table:default-cell-style-name="Default"/>
        <table:table-row table:style-name="ro1">
          <table:table-cell table:style-name="ce1" office:value-type="string">
            <text:p>https://hackaday.com/2017/02/17/zooids-swarm-user-interface/</text:p>
          </table:table-cell>
          <table:table-cell table:number-columns-repeated="3"/>
          <table:table-cell office:value-type="string">
            <text:p>Prices doesn't include shipping or tax</text:p>
          </table:table-cell>
          <table:table-cell table:number-columns-repeated="2"/>
          <table:table-cell table:style-name="ce18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 table:style-name="ce1" office:value-type="string">
            <text:p>https://github.com/ShapeLab/SwarmUI</text:p>
          </table:table-cell>
          <table:table-cell table:number-columns-repeated="6"/>
          <table:table-cell table:style-name="ce18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 table:style-name="ce1" office:value-type="string">
            <text:p>Zooid</text:p>
          </table:table-cell>
          <table:table-cell office:value-type="string">
            <text:p>Receiver coding <text:a xlink:href="https://devzone.nordicsemi.com/f/nordic-q-a/20021/what-is-the-maximum-number-of-nrf24l01-devices-i-can-connect-to-1">https://devzone.nordicsemi.com/f/nordic-q-a/20021/what-is-the-maximum-number-of-nrf24l01-devices-i-can-connect-to-1</text:a></text:p>
          </table:table-cell>
          <table:table-cell table:number-columns-repeated="5"/>
          <table:table-cell table:style-name="ce18"/>
          <table:table-cell table:number-columns-repeated="4"/>
          <table:table-cell table:style-name="ce20"/>
          <table:table-cell table:number-columns-repeated="1011"/>
        </table:table-row>
        <table:table-row table:style-name="ro1">
          <table:table-cell table:style-name="ce1" office:value-type="string">
            <text:p>Designator</text:p>
          </table:table-cell>
          <table:table-cell office:value-type="string">
            <text:p>Quantity 1 Zooid</text:p>
          </table:table-cell>
          <table:table-cell office:value-type="string">
            <text:p>Quantity 81</text:p>
          </table:table-cell>
          <table:table-cell office:value-type="string">
            <text:p>Cost each</text:p>
          </table:table-cell>
          <table:table-cell office:value-type="string">
            <text:p>Cost sum</text:p>
          </table:table-cell>
          <table:table-cell office:value-type="string">
            <text:p>Quantity 361 zoids</text:p>
          </table:table-cell>
          <table:table-cell office:value-type="string">
            <text:p>Cost each</text:p>
          </table:table-cell>
          <table:table-cell table:style-name="ce18" office:value-type="string">
            <text:p>Cost sum</text:p>
          </table:table-cell>
          <table:table-cell office:value-type="string">
            <text:p>Description</text:p>
          </table:table-cell>
          <table:table-cell/>
          <table:table-cell office:value-type="string">
            <text:p>Supplier 1</text:p>
          </table:table-cell>
          <table:table-cell office:value-type="string">
            <text:p>Supplier Part Number 1</text:p>
          </table:table-cell>
          <table:table-cell table:style-name="ce20" office:value-type="string">
            <text:p>Supplier 2</text:p>
          </table:table-cell>
          <table:table-cell office:value-type="string">
            <text:p>Supplier Part Number 2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A1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77">
            <text:p>$0.77</text:p>
          </table:table-cell>
          <table:table-cell table:formula="of:=[.C5:.C38]*[.D5:.D38]" office:value-type="currency" office:currency="USD" office:value="62.37">
            <text:p>$62.37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581">
            <text:p>$0.58</text:p>
          </table:table-cell>
          <table:table-cell table:style-name="ce12" table:formula="of:=[.F5:.F38]*[.G5:.G38]" office:value-type="currency" office:currency="USD" office:value="209.741">
            <text:p>$209.74</text:p>
          </table:table-cell>
          <table:table-cell office:value-type="string">
            <text:p>JOHANSON TECHNOLOGY 2450AT18D0100 <text:s/>ANTENNA, CERAMIC, 2.45GHZ</text:p>
          </table:table-cell>
          <table:table-cell office:value-type="string">
            <text:p>https://www.mouser.com/ProductDetail/Johanson-Technology/2450AT18D0100E?qs=%2fha2pyFadugKbg2QqA0U%2flyImTPb%252blxsI55ZKM4oCvCjvUtkhvA5iQtBVd4E0otG</text:p>
          </table:table-cell>
          <table:table-cell office:value-type="string">
            <text:p>Mouser</text:p>
          </table:table-cell>
          <table:table-cell office:value-type="string">
            <text:p>609-2450AT18D0100E</text:p>
          </table:table-cell>
          <table:table-cell table:style-name="ce20" office:value-type="string">
            <text:p>Digi-Key</text:p>
          </table:table-cell>
          <table:table-cell office:value-type="string">
            <text:p>712-1573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B1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77">
            <text:p>$0.77</text:p>
          </table:table-cell>
          <table:table-cell table:formula="of:=[.C5:.C38]*[.D5:.D38]" office:value-type="currency" office:currency="USD" office:value="62.37">
            <text:p>$62.37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7">
            <text:p>$0.70</text:p>
          </table:table-cell>
          <table:table-cell table:style-name="ce12" table:formula="of:=[.F5:.F38]*[.G5:.G38]" office:value-type="currency" office:currency="USD" office:value="252.7">
            <text:p>$252.70</text:p>
          </table:table-cell>
          <table:table-cell office:value-type="string">
            <text:p>Johanson Technology Impedance Matched Balun Filter Integrated Passive for nRF24L01</text:p>
          </table:table-cell>
          <table:table-cell office:value-type="string">
            <text:p>https://www.newark.com/johanson-technology/2450bm14a0002t/baluns-transformer-smd-2-4-ghz/dp/44W4473?krypto=LZxjU2hMj0QOBadwCV1bG4V7cD6%2Fg3XofN%2FD0fMABEgvUT1CK%2BUSeT6uIWq7ky%2Faqe3FTlCMHxozvyLSjitiy5DQkC4qmo2cxcmmYG1hacPzT71glSHNu4VfWJteo6n6g3JSX%2FN5mAlfo%2B9VfsRVMvNIkdsIMPincHyb8lMujdGwSTMiFl%2B8SZae3J%2FX2oB9PjxRfKbgC%2B9qoRyC05FWZnbeVYIz5ivX8K0z%2FI7mCP1COthtzkYgPDQMu3HWFRk8kJWJpybzbE%2BKTNEf3xa5lGWMpo3Zn%2BYXEkyEPJ3I9qJVtG8tsOq1Tdf1M%2B3PVSJ626AWkH0omUaOCE4X2cXa7gKoSjnZnktatVqWdG3hylyBJmlmySxy0UgswJDiU94gkFAZidRkxjz3lodwPF1TXpGzBOHG1vylYAydXoX7oETxUPkAJgoPXvJ1pVN9nThSSZHqJ5nx0XfWYHVK3iOgNq%2FUHDTqcL1UnWEuKtI7zzw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148533">
            <text:p>2148533</text:p>
          </table:table-cell>
          <table:table-cell table:style-name="ce20" office:value-type="string">
            <text:p>Digi-Key</text:p>
          </table:table-cell>
          <table:table-cell office:value-type="string">
            <text:p>712-1574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1, C19</text:p>
          </table:table-cell>
          <table:table-cell office:value-type="float" office:value="2">
            <text:p>2</text:p>
          </table:table-cell>
          <table:table-cell table:formula="of:=[.B5:.B38]*81" office:value-type="float" office:value="162">
            <text:p>162</text:p>
          </table:table-cell>
          <table:table-cell table:style-name="ce12" office:value-type="currency" office:currency="USD" office:value="0.02">
            <text:p>$0.02</text:p>
          </table:table-cell>
          <table:table-cell table:formula="of:=[.C5:.C38]*[.D5:.D38]" office:value-type="currency" office:currency="USD" office:value="3.24">
            <text:p>$3.24</text:p>
          </table:table-cell>
          <table:table-cell office:value-type="float" office:value="722">
            <text:p>722</text:p>
          </table:table-cell>
          <table:table-cell table:style-name="ce12" office:value-type="currency" office:currency="USD" office:value="0.015">
            <text:p>$0.02</text:p>
          </table:table-cell>
          <table:table-cell table:style-name="ce12" table:formula="of:=[.F5:.F38]*[.G5:.G38]" office:value-type="currency" office:currency="USD" office:value="10.83">
            <text:p>$10.83</text:p>
          </table:table-cell>
          <table:table-cell office:value-type="string">
            <text:p>10nF 0402 X7R 25V ±5%</text:p>
          </table:table-cell>
          <table:table-cell office:value-type="string">
            <text:p>https://www.newark.com/kemet/c0402c103j3ractu/multilayer-ceramic-capacitor-c/dp/40Y2387?krypto=S5iBN0CCyMVB8mA3HWyUCPmKwwY%2F4ujvwNtDtNC3x596SopwuTrZzmNtPAdzpubRFtf4bb9FcxhuWD537v2HeGRcuoMNWHEb5M5jP0Q4w28bnQmbrhAWpEnSwCxgh3lRrZ53qsF0fdm1c25qIo1TC56H%2FbMACrxkl4nyiI10BlWEg%2FsOBZEJD4kP0PPWHlSHo8Xo0Y1Nx5YB%2FhdW6TigdPGmOPRuG7A3aYwuGVzkb2KqArZRkkmYsLwoZO0Q8fXloROeKKRNBjM%2FtKXi5EjQPegQe2B0jmqf4qbrTlvTz936uUbz9H4pFtBfd2yrhpaKVk5uwV7NvP9%2BGAUxma9poJTyF5TIroA4Kr5vnGgQOa7aYE5Eki4IOSfaO%2B2NF1Ea4%2F3dhjt8HkNLdbdhbBz4Oopp10xilJeurwcM4zIla3zMA3lUMUDaG4orSIomNcrMKDpcMLIkX%2FWhLixNeRP%2B50hqC8%2Fpwy%2F7ZdDBJbJ91jo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692285">
            <text:p>1692285</text:p>
          </table:table-cell>
          <table:table-cell table:style-name="ce20" office:value-type="string">
            <text:p>Digi-Key</text:p>
          </table:table-cell>
          <table:table-cell office:value-type="string">
            <text:p>399-1279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2, C12, C13</text:p>
          </table:table-cell>
          <table:table-cell office:value-type="float" office:value="3">
            <text:p>3</text:p>
          </table:table-cell>
          <table:table-cell table:formula="of:=[.B5:.B38]*81" office:value-type="float" office:value="243">
            <text:p>243</text:p>
          </table:table-cell>
          <table:table-cell table:style-name="ce12" office:value-type="currency" office:currency="USD" office:value="0.074">
            <text:p>$0.07</text:p>
          </table:table-cell>
          <table:table-cell table:formula="of:=[.C5:.C38]*[.D5:.D38]" office:value-type="currency" office:currency="USD" office:value="17.982">
            <text:p>$17.98</text:p>
          </table:table-cell>
          <table:table-cell office:value-type="float" office:value="1083">
            <text:p>1083</text:p>
          </table:table-cell>
          <table:table-cell table:style-name="ce12" office:value-type="currency" office:currency="USD" office:value="0.04546">
            <text:p>$0.05</text:p>
          </table:table-cell>
          <table:table-cell table:style-name="ce12" table:formula="of:=[.F5:.F38]*[.G5:.G38]" office:value-type="currency" office:currency="USD" office:value="49.23318">
            <text:p>$49.23</text:p>
          </table:table-cell>
          <table:table-cell office:value-type="string">
            <text:p>1uF 0603 X5R 10V ±10%</text:p>
          </table:table-cell>
          <table:table-cell office:value-type="string">
            <text:p>https://www.digikey.com/products/en?keywords=478-1251-1-ND</text:p>
          </table:table-cell>
          <table:table-cell office:value-type="string">
            <text:p>Farnell</text:p>
          </table:table-cell>
          <table:table-cell office:value-type="float" office:value="1759399">
            <text:p>1759399</text:p>
          </table:table-cell>
          <table:table-cell table:style-name="ce20" office:value-type="string">
            <text:p>Digi-Key</text:p>
          </table:table-cell>
          <table:table-cell office:value-type="string">
            <text:p>478-1251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3, C15, C16</text:p>
          </table:table-cell>
          <table:table-cell office:value-type="float" office:value="3">
            <text:p>3</text:p>
          </table:table-cell>
          <table:table-cell table:formula="of:=[.B5:.B38]*81" office:value-type="float" office:value="243">
            <text:p>243</text:p>
          </table:table-cell>
          <table:table-cell table:style-name="ce12" office:value-type="currency" office:currency="USD" office:value="0.04">
            <text:p>$0.04</text:p>
          </table:table-cell>
          <table:table-cell table:formula="of:=[.C5:.C38]*[.D5:.D38]" office:value-type="currency" office:currency="USD" office:value="9.72">
            <text:p>$9.72</text:p>
          </table:table-cell>
          <table:table-cell office:value-type="float" office:value="1083">
            <text:p>1083</text:p>
          </table:table-cell>
          <table:table-cell table:style-name="ce12" office:value-type="currency" office:currency="USD" office:value="0.04">
            <text:p>$0.04</text:p>
          </table:table-cell>
          <table:table-cell table:style-name="ce12" table:formula="of:=[.F5:.F38]*[.G5:.G38]" office:value-type="currency" office:currency="USD" office:value="43.32">
            <text:p>$43.32</text:p>
          </table:table-cell>
          <table:table-cell office:value-type="string">
            <text:p>4.7uF 0603 X5R 10V ±10%</text:p>
          </table:table-cell>
          <table:table-cell office:value-type="string">
            <text:p>https://www.newark.com/murata/grm188r61a475ke15d/multilayer-ceramic-capacitor-grm/dp/40X5880?krypto=OVas4K42dUB9OXjuSBIVOkuoIevUjQIW494E%2FCP%2Fm9Ioa1TK5p%2BSVUINqbSBc81xZ7UD9o9L1RjDQf%2BP5N1WQxOVDBxoLqMty6o7VQRlZBEyo4ase%2BSk5cZ1S%2FDA6iAmGVZG8esHYCCsopG772HQDjPDauRK8xFQUSgUDSI7kBytBqWoxqh1CSJSs44N%2BpA1xYnCRhaPJASBI8mwuZIlS36s4xlAdN81IiqYL0v0gGmpj7yZkJhd3cIKYyepBwC2LB2DIvOygFzeiDEfeQi5dafQQEbYpV20IbByimqonIA85m3onDMpuBtpp95KdHNxOMmkFxT8WeAk3Ix3Wg8TcNB6Z7l1Tp672wobJ7innhhPBJwYAC0ATigbzxJk4P4rjDosxyLQQcTIhuhFTPy6pUZbJ0poiNOLoTDRR%2F%2B%2FoOUUilCSAe%2Brm1YUQit6CiieR9M54w7xIZhhFaTAHZfXeDItD05rPDF4TfZ%2BceOXvEhxP%2B96zKGtgAtUwdbCQvl98A3bx0fhTjRuPbv%2BUYtb1ck%2Brsiv9tqeB3uhtu7lnzU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362098">
            <text:p>2362098</text:p>
          </table:table-cell>
          <table:table-cell table:style-name="ce20" office:value-type="string">
            <text:p>Digi-Key</text:p>
          </table:table-cell>
          <table:table-cell office:value-type="string">
            <text:p>445-5170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4, C5, C6, C10, C11, C14, C17, C18</text:p>
          </table:table-cell>
          <table:table-cell office:value-type="float" office:value="8">
            <text:p>8</text:p>
          </table:table-cell>
          <table:table-cell table:formula="of:=[.B5:.B38]*81" office:value-type="float" office:value="648">
            <text:p>648</text:p>
          </table:table-cell>
          <table:table-cell table:style-name="ce12" office:value-type="currency" office:currency="USD" office:value="0.04">
            <text:p>$0.04</text:p>
          </table:table-cell>
          <table:table-cell table:formula="of:=[.C5:.C38]*[.D5:.D38]" office:value-type="currency" office:currency="USD" office:value="25.92">
            <text:p>$25.92</text:p>
          </table:table-cell>
          <table:table-cell office:value-type="float" office:value="2888">
            <text:p>2888</text:p>
          </table:table-cell>
          <table:table-cell table:style-name="ce12" office:value-type="currency" office:currency="USD" office:value="0.022">
            <text:p>$0.02</text:p>
          </table:table-cell>
          <table:table-cell table:style-name="ce12" table:formula="of:=[.F5:.F38]*[.G5:.G38]" office:value-type="currency" office:currency="USD" office:value="63.536">
            <text:p>$63.54</text:p>
          </table:table-cell>
          <table:table-cell office:value-type="string">
            <text:p>100nF 0402 X7R 16V ±10%</text:p>
          </table:table-cell>
          <table:table-cell office:value-type="string">
            <text:p>https://www.newark.com/kemet/c0402c104k4ractu/multilayer-ceramic-capacitor-c/dp/25M8777?st=1288252</text:p>
          </table:table-cell>
          <table:table-cell office:value-type="string">
            <text:p>Farnell</text:p>
          </table:table-cell>
          <table:table-cell office:value-type="float" office:value="1288252">
            <text:p>1288252</text:p>
          </table:table-cell>
          <table:table-cell table:style-name="ce20" office:value-type="string">
            <text:p>Digi-Key</text:p>
          </table:table-cell>
          <table:table-cell office:value-type="string">
            <text:p>399-3521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7, C8</text:p>
          </table:table-cell>
          <table:table-cell office:value-type="float" office:value="2">
            <text:p>2</text:p>
          </table:table-cell>
          <table:table-cell table:formula="of:=[.B5:.B38]*81" office:value-type="float" office:value="162">
            <text:p>162</text:p>
          </table:table-cell>
          <table:table-cell table:style-name="ce12" office:value-type="currency" office:currency="USD" office:value="0.02">
            <text:p>$0.02</text:p>
          </table:table-cell>
          <table:table-cell table:formula="of:=[.C5:.C38]*[.D5:.D38]" office:value-type="currency" office:currency="USD" office:value="3.24">
            <text:p>$3.24</text:p>
          </table:table-cell>
          <table:table-cell office:value-type="float" office:value="722">
            <text:p>722</text:p>
          </table:table-cell>
          <table:table-cell table:style-name="ce12" office:value-type="currency" office:currency="USD" office:value="0.01">
            <text:p>$0.01</text:p>
          </table:table-cell>
          <table:table-cell table:style-name="ce12" table:formula="of:=[.F5:.F38]*[.G5:.G38]" office:value-type="currency" office:currency="USD" office:value="7.22">
            <text:p>$7.22</text:p>
          </table:table-cell>
          <table:table-cell office:value-type="string">
            <text:p>22pF 0402 NP0/CG0 50V ±5%</text:p>
          </table:table-cell>
          <table:table-cell office:value-type="string">
            <text:p>https://www.newark.com/kemet/c0402c220j5gactu/multilayer-ceramic-capacitor-c/dp/53M7157?krypto=LbgwdiBTTtAxwXrsSJ28B%2BlfC8ahJyNvhFlsBft58z3%2FeBHcWKHPzFpyIjvm3F5%2FeGU1DIa%2BuYYDGsBe5Xm1ZuSJjT4Ids19MQ6HegOo95GRG%2BcujUBIsLBXM9Nt%2BFj6SmYdrNqhozYqfw7%2BzK7BfmN1dtCtWSwqrOI%2FE0tojK614OvKs700E63h6zTfGmSEGLV1T%2B3TszkKpgkL5seL5PjC0lbzbOFd3fLJXOt9RMln9CSlbs3BGB0d3ppg9M1HqyH1DWfbbRDeROdb29TJT0nIH1tqNDZxuSnsDZyS5A7JApMxZyrAyDukoLsPup66PuiYI%2BWqPOQpNrSubPudOGJUXfgv4x4qBDtvdxnOiHS5GiIaiT%2FBjv%2FL3S2sneNQqObl8M8m5oqkC4pY%2FaB%2BjSmzMnwlhBpMeSdXs0c4uF8J1M5D7iUWet2484ieAJnGDZxE0klUk%2FhqQYRSog%2FY9kopF4gx6hImrlV2l%2FBtvoo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414580">
            <text:p>1414580</text:p>
          </table:table-cell>
          <table:table-cell table:style-name="ce20" office:value-type="string">
            <text:p>Digi-Key</text:p>
          </table:table-cell>
          <table:table-cell office:value-type="string">
            <text:p>490-5868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9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1">
            <text:p>$0.10</text:p>
          </table:table-cell>
          <table:table-cell table:formula="of:=[.C5:.C38]*[.D5:.D38]" office:value-type="currency" office:currency="USD" office:value="8.1">
            <text:p>$8.10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063">
            <text:p>$0.06</text:p>
          </table:table-cell>
          <table:table-cell table:style-name="ce12" table:formula="of:=[.F5:.F38]*[.G5:.G38]" office:value-type="currency" office:currency="USD" office:value="22.743">
            <text:p>$22.74</text:p>
          </table:table-cell>
          <table:table-cell office:value-type="string">
            <text:p>10uF 0603 X5R 6.3V ±20%</text:p>
          </table:table-cell>
          <table:table-cell office:value-type="string">
            <text:p>https://www.newark.com/murata/grm188r61a106me69d/capacitor-mlcc-x5r-10uf-10v-0603/dp/31Y1762?krypto=h2BbFaMTZ9eRNGERBCW4sMX5dhsV%2Fy6SDLkRo8z0d%2BTyPZBBZOHaCxvqIItgHbFWjz%2FRk2WmqrBPqniC2XlzigRhsMu7R0gEfj6abf7TtXmgcXS6ID%2B27wnIhQww5UbeBF7jhRz%2B5ZO%2Flvs2EHc08AuInYgDBjLn2i8r0Vok1gi552rQKL6QGRFz1YFVbX1Dq8ELSWu6tZXjSbKQvEkEX9g5MElHkEQI9UlQS%2BrUJqENMbwSG%2BunmZu5WUPa5v7d%2FUOP5iWDO5Egj17b4da2vJ8Fnqgy26QYWoqT32L%2BQTpBsbjxCn%2BHQh%2BvNgEVOHIVZyw%2FzARF%2BjsgAxVLc15CiQmfGY6Z2e5DvVEmvOCWdz3udSqSlbmRBvNHIXYcpKofRMl73sZIsfVLeKtLzd8n6bNRlJvljNpLmpXthL2hmT9dN9uVgzOfUQ2tNvvwK1B%2FuoaS77kutQLqGQV8Bo9vahTXs2nSOOk3CmLzsXmrk80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456110">
            <text:p>2456110</text:p>
          </table:table-cell>
          <table:table-cell table:style-name="ce20" office:value-type="string">
            <text:p>Digi-Key</text:p>
          </table:table-cell>
          <table:table-cell office:value-type="string">
            <text:p>490-10475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20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02">
            <text:p>$0.02</text:p>
          </table:table-cell>
          <table:table-cell table:formula="of:=[.C5:.C38]*[.D5:.D38]" office:value-type="currency" office:currency="USD" office:value="1.62">
            <text:p>$1.62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01">
            <text:p>$0.01</text:p>
          </table:table-cell>
          <table:table-cell table:style-name="ce12" table:formula="of:=[.F5:.F38]*[.G5:.G38]" office:value-type="currency" office:currency="USD" office:value="3.61">
            <text:p>$3.61</text:p>
          </table:table-cell>
          <table:table-cell office:value-type="string">
            <text:p>1nF 0402 X7R 50V ±10%</text:p>
          </table:table-cell>
          <table:table-cell office:value-type="string">
            <text:p>https://www.newark.com/kemet/c0402c102k5ractu/multilayer-ceramic-capacitor-c/dp/53M7151?krypto=j4EcrLqp074j%2BAWEBbOcKMT89EI4r2FuN0USPr8Sm%2FJjPmyPV6TkEZccYBcth8MaN3z7dCKYhv0uYROKEn0DxJ2Qd5ov%2B8VkrBva0KP1mjXs6LEaNTAJUv1KK8GZfMW%2FSTz7zgA2yL%2Bbc3BOvublxZBGIdufAupH9hSQI67oD2sR41Cc8tXQ2Z4vWlMgYXtnzCXRS7o%2FEBS33ba2%2B%2BB0RXT9MlNx%2B1%2F4aoxUklJj8kBoivAu%2FQCaK%2BQAgRfnWn5xtU17a8RKo5OuLEQV0COnqX%2F9CtiaQMBpTA4UHTsHpNoIp06xo%2FuF26vphl7sHsc0WZQyxusGwO4VwywdKHwQxlBp0FPlP6ortIy8PdaEIRUNdK67GJhjzFWWDQ%2BldZp5RXQa0nf4fAIxQb1P1%2F%2BWPliFhc0SlzNn0yXfB59mEpliFXEAXS518zAT5kJaDeaY89JZkUl1jAaPr31bIxf24mv7XDkgjiX3sjNUOjg5pso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414573">
            <text:p>1414573</text:p>
          </table:table-cell>
          <table:table-cell table:style-name="ce20" office:value-type="string">
            <text:p>Digi-Key</text:p>
          </table:table-cell>
          <table:table-cell office:value-type="string">
            <text:p>399-1032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21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03">
            <text:p>$0.03</text:p>
          </table:table-cell>
          <table:table-cell table:formula="of:=[.C5:.C38]*[.D5:.D38]" office:value-type="currency" office:currency="USD" office:value="2.43">
            <text:p>$2.43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014">
            <text:p>$0.01</text:p>
          </table:table-cell>
          <table:table-cell table:style-name="ce12" table:formula="of:=[.F5:.F38]*[.G5:.G38]" office:value-type="currency" office:currency="USD" office:value="5.054">
            <text:p>$5.05</text:p>
          </table:table-cell>
          <table:table-cell office:value-type="string">
            <text:p>2.2nF 0402 X7R 50V ±10%</text:p>
          </table:table-cell>
          <table:table-cell office:value-type="string">
            <text:p>https://www.newark.com/kemet/c0402c222k5ractu/ceramic-capacitor-2200pf-50v-x7r/dp/70K9080?iscrfnonsku=true&amp;st=1414582</text:p>
          </table:table-cell>
          <table:table-cell office:value-type="string">
            <text:p>Farnell</text:p>
          </table:table-cell>
          <table:table-cell office:value-type="float" office:value="1414582">
            <text:p>1414582</text:p>
          </table:table-cell>
          <table:table-cell table:style-name="ce20" office:value-type="string">
            <text:p>Digi-Key</text:p>
          </table:table-cell>
          <table:table-cell office:value-type="string">
            <text:p>399-3068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C22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05">
            <text:p>$0.05</text:p>
          </table:table-cell>
          <table:table-cell table:formula="of:=[.C5:.C38]*[.D5:.D38]" office:value-type="currency" office:currency="USD" office:value="4.05">
            <text:p>$4.05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028">
            <text:p>$0.03</text:p>
          </table:table-cell>
          <table:table-cell table:style-name="ce12" table:formula="of:=[.F5:.F38]*[.G5:.G38]" office:value-type="currency" office:currency="USD" office:value="10.108">
            <text:p>$10.11</text:p>
          </table:table-cell>
          <table:table-cell office:value-type="string">
            <text:p>33nF 0402 X7R 50V ±10%</text:p>
          </table:table-cell>
          <table:table-cell office:value-type="string">
            <text:p>https://www.newark.com/tdk/cga2b3x7r1h333k050bb/ceramic-capacitor-0-033uf-50v/dp/04X3149?iscrfnonsku=true&amp;st=2210826</text:p>
          </table:table-cell>
          <table:table-cell office:value-type="string">
            <text:p>Farnell</text:p>
          </table:table-cell>
          <table:table-cell office:value-type="float" office:value="2210826">
            <text:p>2210826</text:p>
          </table:table-cell>
          <table:table-cell table:style-name="ce20" office:value-type="string">
            <text:p>Digi-Key</text:p>
          </table:table-cell>
          <table:table-cell office:value-type="string">
            <text:p>445-7334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D1, D3</text:p>
          </table:table-cell>
          <table:table-cell office:value-type="float" office:value="2">
            <text:p>2</text:p>
          </table:table-cell>
          <table:table-cell table:formula="of:=[.B5:.B38]*81" office:value-type="float" office:value="162">
            <text:p>162</text:p>
          </table:table-cell>
          <table:table-cell table:style-name="ce12" office:value-type="currency" office:currency="USD" office:value="0.24">
            <text:p>$0.24</text:p>
          </table:table-cell>
          <table:table-cell table:formula="of:=[.C5:.C38]*[.D5:.D38]" office:value-type="currency" office:currency="USD" office:value="38.88">
            <text:p>$38.88</text:p>
          </table:table-cell>
          <table:table-cell office:value-type="float" office:value="722">
            <text:p>722</text:p>
          </table:table-cell>
          <table:table-cell table:style-name="ce12" office:value-type="currency" office:currency="USD" office:value="0.17078">
            <text:p>$0.17</text:p>
          </table:table-cell>
          <table:table-cell table:style-name="ce12" table:formula="of:=[.F5:.F38]*[.G5:.G38]" office:value-type="currency" office:currency="USD" office:value="123.30316">
            <text:p>$123.30</text:p>
          </table:table-cell>
          <table:table-cell office:value-type="string">
            <text:p>Everlight PD15-22C/TR8 Silicon PIN Photodiode</text:p>
          </table:table-cell>
          <table:table-cell office:value-type="string">
            <text:p>https://www.digikey.com/products/en?keywords=1080-1367-1-N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igi-Key</text:p>
          </table:table-cell>
          <table:table-cell office:value-type="string">
            <text:p>1080-1367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D2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84">
            <text:p>$0.84</text:p>
          </table:table-cell>
          <table:table-cell table:formula="of:=[.C5:.C38]*[.D5:.D38]" office:value-type="currency" office:currency="USD" office:value="68.04">
            <text:p>$68.04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643">
            <text:p>$0.64</text:p>
          </table:table-cell>
          <table:table-cell table:style-name="ce12" table:formula="of:=[.F5:.F38]*[.G5:.G38]" office:value-type="currency" office:currency="USD" office:value="232.123">
            <text:p>$232.12</text:p>
          </table:table-cell>
          <table:table-cell office:value-type="string">
            <text:p>ROHM SMLVN6RGB1W1 LED Tri-Color Blue/Green/Red Chip LED 6-Pin 1411 T/RLED Tri-Color Blue/Green/Red Chip LED 6-Pin 1411</text:p>
          </table:table-cell>
          <table:table-cell office:value-type="string">
            <text:p>https://www.mouser.com/ProductDetail/ROHM-Semiconductor/SMLVN6RGB1W1?qs=sGAEpiMZZMseGfSY3csMkSUD0hhcnP3nK9VtC%2fNqpv9x92FrvszEXg%3d%3d</text:p>
          </table:table-cell>
          <table:table-cell office:value-type="string">
            <text:p>Mouser</text:p>
          </table:table-cell>
          <table:table-cell office:value-type="string">
            <text:p>755-SMLVN6RGB1W1</text:p>
          </table:table-cell>
          <table:table-cell table:style-name="ce20" office:value-type="string">
            <text:p>Digi-Key</text:p>
          </table:table-cell>
          <table:table-cell office:value-type="string">
            <text:p>846-1187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1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42">
            <text:p>$0.42</text:p>
          </table:table-cell>
          <table:table-cell table:formula="of:=[.C5:.C38]*[.D5:.D38]" office:value-type="currency" office:currency="USD" office:value="34.02">
            <text:p>$34.02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361">
            <text:p>$0.36</text:p>
          </table:table-cell>
          <table:table-cell table:style-name="ce12" table:formula="of:=[.F5:.F38]*[.G5:.G38]" office:value-type="currency" office:currency="USD" office:value="130.321">
            <text:p>$130.32</text:p>
          </table:table-cell>
          <table:table-cell office:value-type="string">
            <text:p>Molex Pico-EZmateô Wire-to-Board Header, 2 contacts</text:p>
          </table:table-cell>
          <table:table-cell office:value-type="string">
            <text:p>https://www.newark.com/molex/78171-0002/wire-board-connector-header-2/dp/57R0905?krypto=rWxMb3sqsPW9rAIKIH2c7AwBM8QLVB2AZVC3R7IwOoi1JaWBvjByk55mDlWkjMz1RQOXylC8Val%2Byyt3qdMF4XyLWdt%2FpkYS8eXv3vt4%2BxsWN6QlWnxeUxa5R1WImtKA8jlAw3%2BbnysR10%2B6ZATyiyfZndE3p578HrY1PkdTK98S%2BnGvN2Si72GXhcQpRI8m0EBIYB7pSghw6cZdi49DaKmNgdWm3MxsP47X6cuEkUC2LtmBgX9UisBBuSF5A%2Fhr7dAO6D5dbr5vMSPu4C0tU7e%2FbcoEnOJKmjjzJyYS0P9rpCCKBOKoiXwZKstlS4ggq9UB3zrEikZ7vXWYq%2FALrkVPtn9dkOyuEKt%2B06oPGgqLCEVuO%2BAQdpFSwruysSqjoksJG3LTRQxOMC7McALzdoTtLj1Qs%2B0VHKfXZsggNOs9WIJ9Up6fBaeRfGVYcHd7FRnUCxmKE%2FGlQmQQfER64xB6wvAutftLP9j5OFVUDZnMLjAMn1uA6QXfh3apcg%2Fc7oLspFQPtTYNIokUJedRBya7eOSXfmz%2BEHNFyoRjzKnEP4gTZWzDHlsacLGQI3qf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313710">
            <text:p>2313710</text:p>
          </table:table-cell>
          <table:table-cell table:style-name="ce20" office:value-type="string">
            <text:p>Digi-Key</text:p>
          </table:table-cell>
          <table:table-cell office:value-type="string">
            <text:p>WM4459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J2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46">
            <text:p>$0.46</text:p>
          </table:table-cell>
          <table:table-cell table:formula="of:=[.C5:.C38]*[.D5:.D38]" office:value-type="currency" office:currency="USD" office:value="37.26">
            <text:p>$37.26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41">
            <text:p>$0.41</text:p>
          </table:table-cell>
          <table:table-cell table:style-name="ce12" table:formula="of:=[.F5:.F38]*[.G5:.G38]" office:value-type="currency" office:currency="USD" office:value="148.01">
            <text:p>$148.01</text:p>
          </table:table-cell>
          <table:table-cell office:value-type="string">
            <text:p>Molex Pico-EZmateô Wire-to-Board Header, 3 contacts</text:p>
          </table:table-cell>
          <table:table-cell office:value-type="string">
            <text:p>https://www.newark.com/molex/78171-0003/connector-header-3pos-1row-1-2mm/dp/88W2710?krypto=emQA1u9qEpHghIYmsL5Tm6OKWlH17nFwQqjgeajlx8X4FjrRsPMTgOzJug%2FjKTeszZkiTDWj%2FbPH5dnnWYKvUbnwDY5AlZcA0MclCs%2F8ahunNcaTb40RSv5WnS40s2g6D47%2BaAUR8Iwsgy5oaHix7in3UVlfeZgGij1shNWwihTIV3gt4jYknZsKl1H7wDiSagVOe7Tm6AlFAnqRYKmflUQX9uUgr4M9DxnqtwZHc1eJb1qDwzgDuAhnF2XeIbXTOoHvkuK4kVyoZb5TU4dSCAtg%2B3snKMl7dOfaw1IJ7QjsZgub6o%2BhzMIdD0qqspLvo1TVP7h6MtxG3c9uQ292F1FgbUu3diz1Ds6ffS%2F%2FqZQoMrncCwyMbB1pB22ZcPK3h%2BOn3BruAVe1MXk3e3Zm07zP4H%2FBZjrQUxde92i4q5pyPNPwMmGjQiMeGMBKEOSOh4HF1ZP0GHdFoYfvImYx1d1mnYq1HAGbP5nWbHq9dNA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313562">
            <text:p>2313562</text:p>
          </table:table-cell>
          <table:table-cell table:style-name="ce20" office:value-type="string">
            <text:p>Digi-Key</text:p>
          </table:table-cell>
          <table:table-cell office:value-type="string">
            <text:p>WM5409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Q1, Q2, Q3, Q4</text:p>
          </table:table-cell>
          <table:table-cell office:value-type="float" office:value="4">
            <text:p>4</text:p>
          </table:table-cell>
          <table:table-cell table:formula="of:=[.B5:.B38]*81" office:value-type="float" office:value="324">
            <text:p>324</text:p>
          </table:table-cell>
          <table:table-cell table:style-name="ce12" office:value-type="currency" office:currency="USD" office:value="0.09">
            <text:p>$0.09</text:p>
          </table:table-cell>
          <table:table-cell table:formula="of:=[.C5:.C38]*[.D5:.D38]" office:value-type="currency" office:currency="USD" office:value="29.16">
            <text:p>$29.16</text:p>
          </table:table-cell>
          <table:table-cell office:value-type="float" office:value="1444">
            <text:p>1444</text:p>
          </table:table-cell>
          <table:table-cell table:style-name="ce12" office:value-type="currency" office:currency="USD" office:value="0.07">
            <text:p>$0.07</text:p>
          </table:table-cell>
          <table:table-cell table:style-name="ce12" table:formula="of:=[.F5:.F38]*[.G5:.G38]" office:value-type="currency" office:currency="USD" office:value="101.08">
            <text:p>$101.08</text:p>
          </table:table-cell>
          <table:table-cell office:value-type="string">
            <text:p>On Semiconductor MMBT3904L General Purpose Transistor <text:s/>NPN Silicon</text:p>
          </table:table-cell>
          <table:table-cell office:value-type="string">
            <text:p>https://www.newark.com/on-semiconductor/mmbt3904lt1g/bipolar-bjt-single-transistor/dp/58M9145?krypto=9Vnb6ZPLab1BViBh8BNifFyPADPROIUmkI0f77ydpuFctnc36%2FjgX7eJJi%2FeyB%2BE4Snf9ftZXyhR0Ze0QHWic488ZOAelfO8vDn6JRJO1jp6U9aWC5SyjPFTcRfGJJP62RG4cwhLOCLQu7UsDR637sawumyKAdTIhrgwQGgeQjcqx3hPDsgfdraFhUZ%2Ba0zmSuAuNO9IJtx9Rdb1MzUnJEDYmP0cqrd227Xdz4cCmS1NQCSK5xP08br0KfLThYGpyEW7brNWgz9AKzvn8BRgHCTTT4uYdmJuyY7rTpIwJnRjlaPU8S4898knZvJ27cKyBGhxH%2Bq96v65EuREnVUEptBv%2BncdBrLH6ExuBpyYlv1EnZCOz8566NgjF1yqb2fnO1Enr9gK1hakFecntx2%2BRcKz94XTBE3jSFIlTTdLYKvBXzjM93ayfKijZURL9xNEmQXf6IPdOrNuzfYYhvK8enBZtrZIdjF2GWbCGanxAtw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459100">
            <text:p>1459100</text:p>
          </table:table-cell>
          <table:table-cell table:style-name="ce20" office:value-type="string">
            <text:p>Digi-Key</text:p>
          </table:table-cell>
          <table:table-cell office:value-type="string">
            <text:p>MMBT3904LT1GOS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1, R2, R3</text:p>
          </table:table-cell>
          <table:table-cell office:value-type="float" office:value="3">
            <text:p>3</text:p>
          </table:table-cell>
          <table:table-cell table:formula="of:=[.B5:.B38]*81" office:value-type="float" office:value="243">
            <text:p>243</text:p>
          </table:table-cell>
          <table:table-cell table:style-name="ce12" office:value-type="currency" office:currency="USD" office:value="0.01">
            <text:p>$0.01</text:p>
          </table:table-cell>
          <table:table-cell table:formula="of:=[.C5:.C38]*[.D5:.D38]" office:value-type="currency" office:currency="USD" office:value="2.43">
            <text:p>$2.43</text:p>
          </table:table-cell>
          <table:table-cell office:value-type="float" office:value="1083">
            <text:p>1083</text:p>
          </table:table-cell>
          <table:table-cell table:style-name="ce12" office:value-type="currency" office:currency="USD" office:value="0.01">
            <text:p>$0.01</text:p>
          </table:table-cell>
          <table:table-cell table:style-name="ce12" table:formula="of:=[.F5:.F38]*[.G5:.G38]" office:value-type="currency" office:currency="USD" office:value="10.83">
            <text:p>$10.83</text:p>
          </table:table-cell>
          <table:table-cell office:value-type="string">
            <text:p>22R 0402 1/16W ±1%</text:p>
          </table:table-cell>
          <table:table-cell office:value-type="string">
            <text:p>https://www.newark.com/multicomp/mcmr04x22r0ftl/surface-mount-chip-resistor-ceramic/dp/86T2994?krypto=NRzn0xUU8HOTXJdPN3YBeYrKVvzpBphtfy9hZJA6zMN%2FKJlJ3dnzB072eDD1iDQfOVI0xpYxH5c4qYqa8ueSc2rSwEtX8XnewUCEKxaAGnYTTi6vBzvWr23iOTAhWglozTwHiAkWEIQD2DwLJQL3HAVTvkpTu%2BLl3QgUTQI7De7rFxfx61GWzfLeyghEFGoSj4yJGKQj1hOjPLn3TZydTOQvFflyvU9ezYp2W8DSIAqVY0JwjAqQSE4YKlDMMVaAb%2BoKFQt2aoE0GA%2BsgJ%2FWmuyisM6HTwVrTE406%2FQRO7nedeWk2Dsa01p9X7SiKyuCNTRBA0vT55C8ysaC%2Fgt3Fhry%2FF1QpcqiXbT%2BdNd38KIY0tKj11Le1a3BFd%2FDRyOvPfAkn2gARi6IpI0ljbtl4RLfenrqKyDbwIfaEM%2FBaCz%2Bgmf9GCZVykAkDuL%2BQXo5vyYD1V3cAQRkR0Jh2E33UjnNdNVWvBoj71MHTfi6RgI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797">
            <text:p>2072797</text:p>
          </table:table-cell>
          <table:table-cell table:style-name="ce20" office:value-type="string">
            <text:p>Digi-Key</text:p>
          </table:table-cell>
          <table:table-cell office:value-type="string">
            <text:p>541-22.0L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4, R5, R6, R8, R12, R15, R23</text:p>
          </table:table-cell>
          <table:table-cell office:value-type="float" office:value="7">
            <text:p>7</text:p>
          </table:table-cell>
          <table:table-cell table:formula="of:=[.B5:.B38]*81" office:value-type="float" office:value="567">
            <text:p>567</text:p>
          </table:table-cell>
          <table:table-cell table:style-name="ce12" office:value-type="currency" office:currency="USD" office:value="0.02">
            <text:p>$0.02</text:p>
          </table:table-cell>
          <table:table-cell table:formula="of:=[.C5:.C38]*[.D5:.D38]" office:value-type="currency" office:currency="USD" office:value="11.34">
            <text:p>$11.34</text:p>
          </table:table-cell>
          <table:table-cell office:value-type="float" office:value="2527">
            <text:p>2527</text:p>
          </table:table-cell>
          <table:table-cell table:style-name="ce12" office:value-type="currency" office:currency="USD" office:value="0.012">
            <text:p>$0.01</text:p>
          </table:table-cell>
          <table:table-cell table:style-name="ce12" table:formula="of:=[.F5:.F38]*[.G5:.G38]" office:value-type="currency" office:currency="USD" office:value="30.324">
            <text:p>$30.32</text:p>
          </table:table-cell>
          <table:table-cell office:value-type="string">
            <text:p>100K 0402 1/16W ±1%</text:p>
          </table:table-cell>
          <table:table-cell office:value-type="string">
            <text:p>https://www.newark.com/multicomp/mcmr04x1003ftl/surface-mount-chip-resistor-ceramic/dp/86T2770?krypto=qrL36o507lc7l8Gh8l5bv1LaVpYVkdkyW3R0ecZHm0CPsxVtJ%2BiMTbr1gpX1wN%2B%2F6o3tRYUbx%2BnTw2wnpsc4cVjxDbsAbyA2X5jhsmCh09NuBjVQPq8mUDLGRXWvOyry89AMfDESUHZa0H0X1uAf2885uYNBHYvx2XiTpxK70w0bMkeG3JyjsKZA44ttv8II69d93ou4wUcqbLO9pDFkf5h9fW6sPs3RZJPpTZkXBZwKC5Qv6vYLbHt85Cv8mk55CjlKW3f58pLTOVGFCKwlju1AoXyCmr%2BhamfYOAl7ccDqukd0%2FZgOehNruLi%2B6tAAFleOpW2ZR197YTL4Yd4HzGHVYj%2BprtwJk%2FJH%2FFefgZdgtWLd55cCvI1nYyutDHlF1A7iUQuHN3FcLRbx7bHoytH96%2FVU2JT1b7GDCfw5ZidYEcPEELeUDdCgkj%2BJ9M9jg4i4bHcwf%2B6mWYq%2FPb%2BYW6jAKQ4FJbpcZwwUc%2FMVnYk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519">
            <text:p>2072519</text:p>
          </table:table-cell>
          <table:table-cell table:style-name="ce20" office:value-type="string">
            <text:p>Digi-Key</text:p>
          </table:table-cell>
          <table:table-cell office:value-type="string">
            <text:p>541-100KL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7, R9, R14, R19, R20, R22</text:p>
          </table:table-cell>
          <table:table-cell office:value-type="float" office:value="6">
            <text:p>6</text:p>
          </table:table-cell>
          <table:table-cell table:formula="of:=[.B5:.B38]*81" office:value-type="float" office:value="486">
            <text:p>486</text:p>
          </table:table-cell>
          <table:table-cell table:style-name="ce12" office:value-type="currency" office:currency="USD" office:value="0.02">
            <text:p>$0.02</text:p>
          </table:table-cell>
          <table:table-cell table:formula="of:=[.C5:.C38]*[.D5:.D38]" office:value-type="currency" office:currency="USD" office:value="9.72">
            <text:p>$9.72</text:p>
          </table:table-cell>
          <table:table-cell office:value-type="float" office:value="2166">
            <text:p>2166</text:p>
          </table:table-cell>
          <table:table-cell table:style-name="ce12" office:value-type="currency" office:currency="USD" office:value="0.011">
            <text:p>$0.01</text:p>
          </table:table-cell>
          <table:table-cell table:style-name="ce12" table:formula="of:=[.F5:.F38]*[.G5:.G38]" office:value-type="currency" office:currency="USD" office:value="23.826">
            <text:p>$23.83</text:p>
          </table:table-cell>
          <table:table-cell office:value-type="string">
            <text:p>10K 0402 1/16W ±1%</text:p>
          </table:table-cell>
          <table:table-cell office:value-type="string">
            <text:p>https://www.newark.com/multicomp/mcmr04x1002ftl/surface-mount-chip-resistor-ceramic/dp/86T2769?krypto=t4ztl7ebQfFsCX3mesUVtoCBfOaXD26TsAAhWR%2FimTybSi6HKqFVWvuo3Ia5v4po92nYDqyyZeH%2BTb9Kn06k9q6B03OYXzmZIM6RjOHT%2BmzOLpUQ4aB0ON5jI6J6LnSRJYSls%2F40PkDS8Y0QpPpeaGU1PtbOefYkmRDNA5cdq4nG80brQcYOHEvf6D3AssUpSXH4o19pD6m7gjPaS%2FR4Bkkx6erA380cOusXugVZuIOp4igXz7xlh0iPC1518n8jjaZv2Cn8kHKrVOMlXkGooE7u7qKqIFmf5xdcGpa%2Fj6ZV0MPhgpGfzWFCmbY2DRx69MMUPOtRauDFWSB1ekKKLqoUFgc9lrHsMp7W7xqExCU0g0NcgsYt0ACXSFlufXj0D4uRfSG%2BiOW0BqGeAyPe5H%2BWZ703P%2F1XmUwbbFKRb7hCiLG519lCRV4b9xXj4p5MwijG8fe8h6kO4njv748F3O6XhKcvviivE5EV0GIvmjM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517">
            <text:p>2072517</text:p>
          </table:table-cell>
          <table:table-cell table:style-name="ce20" office:value-type="string">
            <text:p>Digi-Key</text:p>
          </table:table-cell>
          <table:table-cell office:value-type="string">
            <text:p>541-10.0KL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10, R13</text:p>
          </table:table-cell>
          <table:table-cell office:value-type="float" office:value="2">
            <text:p>2</text:p>
          </table:table-cell>
          <table:table-cell table:formula="of:=[.B5:.B38]*81" office:value-type="float" office:value="162">
            <text:p>162</text:p>
          </table:table-cell>
          <table:table-cell table:style-name="ce12" office:value-type="currency" office:currency="USD" office:value="0.02">
            <text:p>$0.02</text:p>
          </table:table-cell>
          <table:table-cell table:formula="of:=[.C5:.C38]*[.D5:.D38]" office:value-type="currency" office:currency="USD" office:value="3.24">
            <text:p>$3.24</text:p>
          </table:table-cell>
          <table:table-cell office:value-type="float" office:value="722">
            <text:p>722</text:p>
          </table:table-cell>
          <table:table-cell table:style-name="ce12" office:value-type="currency" office:currency="USD" office:value="0.01">
            <text:p>$0.01</text:p>
          </table:table-cell>
          <table:table-cell table:style-name="ce12" table:formula="of:=[.F5:.F38]*[.G5:.G38]" office:value-type="currency" office:currency="USD" office:value="7.22">
            <text:p>$7.22</text:p>
          </table:table-cell>
          <table:table-cell office:value-type="string">
            <text:p>560K 0402 1/16W ±1%</text:p>
          </table:table-cell>
          <table:table-cell office:value-type="string">
            <text:p>https://www.newark.com/multicomp/mcsr04x5603ftl/surface-mount-thick-film-resistor/dp/86T4196?krypto=UofvMbEjG5fP3sb1IKrMtNjGjngJ65aCldZ5HVaZ8te2exGtEFkyT1Ni3jQ%2Fw4lVRKRJsxbdgz2nMMJyLborFu8TsXuRY%2BdKwKx9uWnit%2BFga%2FtlEjjTGQ47nf1gtwzs6Hy6XE4lfq9Bx8H7IzWq3JSLhvdjZfjsSLwGL5j6wB8ty1pyl0bXIbaciSVqp%2Be5VCxGKsrSZnbMlgqsYD5m9QY90CpG2kYel5GKXaSBOhilppvbm9HrhpUlKAcjPR%2BWol9J2DSo8L5FDXjQtt%2FVvamvj4PbbdEx2A0DrQmA4KS7nslYEwQvh%2BGF8hdG%2FPcd%2Fvab5lp7bV2897IkL4etLGqeII7Yv4EglQigoBYtNExxS6pqeazwRSQA3UFjgkId%2FOYKicspDEPEaGAiCTiN%2FwRoyksEEXN6LACQVI4VBtoAgtn1oGW378Hh8nvRyslOCI9FCzlC837quSmjs8J6SVaMM%2BgjGnldpDwApjcd8VI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4116">
            <text:p>2074116</text:p>
          </table:table-cell>
          <table:table-cell table:style-name="ce20" office:value-type="string">
            <text:p>Digi-Key</text:p>
          </table:table-cell>
          <table:table-cell office:value-type="string">
            <text:p>311-560KLR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11, R21</text:p>
          </table:table-cell>
          <table:table-cell office:value-type="float" office:value="2">
            <text:p>2</text:p>
          </table:table-cell>
          <table:table-cell table:formula="of:=[.B5:.B38]*81" office:value-type="float" office:value="162">
            <text:p>162</text:p>
          </table:table-cell>
          <table:table-cell table:style-name="ce12" office:value-type="currency" office:currency="USD" office:value="0.04">
            <text:p>$0.04</text:p>
          </table:table-cell>
          <table:table-cell table:formula="of:=[.C5:.C38]*[.D5:.D38]" office:value-type="currency" office:currency="USD" office:value="6.48">
            <text:p>$6.48</text:p>
          </table:table-cell>
          <table:table-cell office:value-type="float" office:value="722">
            <text:p>722</text:p>
          </table:table-cell>
          <table:table-cell table:style-name="ce12" office:value-type="currency" office:currency="USD" office:value="0.009">
            <text:p>$0.01</text:p>
          </table:table-cell>
          <table:table-cell table:style-name="ce12" table:formula="of:=[.F5:.F38]*[.G5:.G38]" office:value-type="currency" office:currency="USD" office:value="6.498">
            <text:p>$6.50</text:p>
          </table:table-cell>
          <table:table-cell office:value-type="string">
            <text:p>1.5M 0402 1/16W ±1%</text:p>
          </table:table-cell>
          <table:table-cell office:value-type="string">
            <text:p>https://www.newark.com/multicomp/mc00625w040211m50/res-thick-film-1m5-1-0-0625w-0402/dp/94W3192?iscrfnonsku=true&amp;st=2141473</text:p>
          </table:table-cell>
          <table:table-cell office:value-type="string">
            <text:p>Farnell</text:p>
          </table:table-cell>
          <table:table-cell office:value-type="float" office:value="2141473">
            <text:p>2141473</text:p>
          </table:table-cell>
          <table:table-cell table:style-name="ce20" office:value-type="string">
            <text:p>Digi-Key</text:p>
          </table:table-cell>
          <table:table-cell office:value-type="string">
            <text:p>541-1.50ML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16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05">
            <text:p>$0.05</text:p>
          </table:table-cell>
          <table:table-cell table:formula="of:=[.C5:.C38]*[.D5:.D38]" office:value-type="currency" office:currency="USD" office:value="4.05">
            <text:p>$4.05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019">
            <text:p>$0.02</text:p>
          </table:table-cell>
          <table:table-cell table:style-name="ce12" table:formula="of:=[.F5:.F38]*[.G5:.G38]" office:value-type="currency" office:currency="USD" office:value="6.859">
            <text:p>$6.86</text:p>
          </table:table-cell>
          <table:table-cell office:value-type="string">
            <text:p>22.6R 0402 1/16W ±0.05R</text:p>
          </table:table-cell>
          <table:table-cell office:value-type="string">
            <text:p>https://www.digikey.com/products/en?keywords=P22.6LCT-ND</text:p>
          </table:table-cell>
          <table:table-cell office:value-type="string">
            <text:p>Farnell</text:p>
          </table:table-cell>
          <table:table-cell office:value-type="float" office:value="2302454">
            <text:p>2302454</text:p>
          </table:table-cell>
          <table:table-cell table:style-name="ce20" office:value-type="string">
            <text:p>Digi-Key</text:p>
          </table:table-cell>
          <table:table-cell office:value-type="string">
            <text:p>P22.6L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17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03">
            <text:p>$0.03</text:p>
          </table:table-cell>
          <table:table-cell table:formula="of:=[.C5:.C38]*[.D5:.D38]" office:value-type="currency" office:currency="USD" office:value="2.43">
            <text:p>$2.43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014">
            <text:p>$0.01</text:p>
          </table:table-cell>
          <table:table-cell table:style-name="ce12" table:formula="of:=[.F5:.F38]*[.G5:.G38]" office:value-type="currency" office:currency="USD" office:value="5.054">
            <text:p>$5.05</text:p>
          </table:table-cell>
          <table:table-cell office:value-type="string">
            <text:p>130R 0402 1/16W ±0.05R</text:p>
          </table:table-cell>
          <table:table-cell office:value-type="string">
            <text:p>https://www.newark.com/panasonic-electronic-components/erj2rkf1300x/surface-mount-thick-film-resistor/dp/63W0602?krypto=yzG5LhUsk9Orhmf3u3iRdBv8Sg%2By31hXQfXIfukHhPWtVUJ6IotpwDDVnQ%2FYg57olP8yHcduwR6iRAkI8%2FTSDJP4NIB10bKCBY6g%2Bq5IWjOnwBI0Q%2B111mqL9IyspbF%2F1%2FsmO%2Bj%2FrYfOxIZbIRdEgSZUd8wMEU3Arl%2BN%2FDeshW6WSS2g7f4%2FAmAFSGYqfi2jyqybuEN%2BofXiyMitNbcAfkbWBJnUiHmPOYMLKbk1IKDetzVjWyOa%2BQgrgP1bR4Lemf2rIkxx7jVX8VjhW1bwrdt1XeNDpWKMxBXDdikwxVjFTQU1aWeefNdFofcAe7eQSPIjtf0zd6GX0aQ8agoBJGTpUO3bzA7yIRphjDPenzglWkUsUSlJebZEr5cIzjswVkNsgvudDMDYHXkmXxJ1lShlIXeGwuqoVUzWRNrYAD6eL02WwTP3an6bBauiJzjz1uAg4Qj93OPFBCe4mJiK4wGkX%2Br3bk4mwi59xRjY0Oc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59115">
            <text:p>2059115</text:p>
          </table:table-cell>
          <table:table-cell table:style-name="ce20" office:value-type="string">
            <text:p>Digi-Key</text:p>
          </table:table-cell>
          <table:table-cell office:value-type="string">
            <text:p>P130L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18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05">
            <text:p>$0.05</text:p>
          </table:table-cell>
          <table:table-cell table:formula="of:=[.C5:.C38]*[.D5:.D38]" office:value-type="currency" office:currency="USD" office:value="4.05">
            <text:p>$4.05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019">
            <text:p>$0.02</text:p>
          </table:table-cell>
          <table:table-cell table:style-name="ce12" table:formula="of:=[.F5:.F38]*[.G5:.G38]" office:value-type="currency" office:currency="USD" office:value="6.859">
            <text:p>$6.86</text:p>
          </table:table-cell>
          <table:table-cell office:value-type="string">
            <text:p>24.9R 0402 1/16W ±0.05R</text:p>
          </table:table-cell>
          <table:table-cell office:value-type="string">
            <text:p>https://www.digikey.com/products/en?keywords=P24.9LCT-ND</text:p>
          </table:table-cell>
          <table:table-cell office:value-type="string">
            <text:p>Farnell</text:p>
          </table:table-cell>
          <table:table-cell office:value-type="float" office:value="2059102">
            <text:p>2059102</text:p>
          </table:table-cell>
          <table:table-cell table:style-name="ce20" office:value-type="string">
            <text:p>Digi-Key</text:p>
          </table:table-cell>
          <table:table-cell office:value-type="string">
            <text:p>P24.9L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24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02">
            <text:p>$0.02</text:p>
          </table:table-cell>
          <table:table-cell table:formula="of:=[.C5:.C38]*[.D5:.D38]" office:value-type="currency" office:currency="USD" office:value="1.62">
            <text:p>$1.62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012">
            <text:p>$0.01</text:p>
          </table:table-cell>
          <table:table-cell table:style-name="ce12" table:formula="of:=[.F5:.F38]*[.G5:.G38]" office:value-type="currency" office:currency="USD" office:value="4.332">
            <text:p>$4.33</text:p>
          </table:table-cell>
          <table:table-cell office:value-type="string">
            <text:p>0R 0402 1/16W ±0.05R</text:p>
          </table:table-cell>
          <table:table-cell office:value-type="string">
            <text:p>https://www.newark.com/multicomp/mcmr04x000-ptl/surface-mount-chip-resistor-ceramic/dp/86T2754?krypto=Jf%2FLKm4nurdDPZIn7Sl5LIaNsICM7FLoSuQF9Ci1Jn4GcFP8yDZX2Jov5ohswbyBpBS3%2F8lWVOINCv3vMinCYV5g6a1tsqF3%2BAGBAH9Lhj659VxeWb2MnZ2P2k3c1QzT76FhBAWRjaD9QtRhrNXBoc0WX4Rslwc9sM0zW%2F7Tp0N8nBaoSqGNGwiSIeMRm7mnsCTIZEaiLiqdoRyRlt372QQPOq9VOGjujqvom7o1VWedOcbwI2oQrY1xkYebSGIFi1xA1FYaVWHCALY4lmGB66%2Fej%2Bwub8B7euMrQ1ZmijSWGphgI0EWGZv41ixU6wa1bt2kSYbbg3BlSI0RP8Zb5wb%2Bv1dzgqsGK38s%2BBVXyfKaQulqKAIBsZjDj190MZXjiGD1cFAlvS3GnGZJZPhZqaHyj52h7TKW4vp%2BY3omt8SIzLJfuVUFsxagTJ5OP2FwfHYk%2Bm3a3bT10cIWY4LbmLV0lcLK%2BOs3TYRv9i%2BPu6A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513">
            <text:p>2072513</text:p>
          </table:table-cell>
          <table:table-cell table:style-name="ce20" office:value-type="string">
            <text:p>Digi-Key</text:p>
          </table:table-cell>
          <table:table-cell office:value-type="string">
            <text:p>P0.0J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R27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01">
            <text:p>$0.01</text:p>
          </table:table-cell>
          <table:table-cell table:formula="of:=[.C5:.C38]*[.D5:.D38]" office:value-type="currency" office:currency="USD" office:value="0.81">
            <text:p>$0.81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01">
            <text:p>$0.01</text:p>
          </table:table-cell>
          <table:table-cell table:style-name="ce12" table:formula="of:=[.F5:.F38]*[.G5:.G38]" office:value-type="currency" office:currency="USD" office:value="3.61">
            <text:p>$3.61</text:p>
          </table:table-cell>
          <table:table-cell office:value-type="string">
            <text:p>22K 0402 1/16W ±1%</text:p>
          </table:table-cell>
          <table:table-cell office:value-type="string">
            <text:p>https://www.newark.com/multicomp/mcmr04x2202ftl/surface-mount-chip-resistor-ceramic/dp/86T3000?krypto=x7iqiQ9n78yzMILBT7Dpsgb2Pnx2T8rJX21iWF9ZchVARv9Jt4Uxh5MoCZLVlMvxQt3xDsAc97X7CUqVmeHZwa9bdMNBzhPuTdVMUG9BQeZq3%2Brr%2F27cLu7KF2nQVv%2FK3ucBYExgrY3lD7LFJi5k%2FeBpQLO9269R2aJdAlWxn42o5HFbtrhbbk5sm6CHSqkopL9HprmmfEfCXiJzi%2FoPO3jT0slWLucCe%2BavCiN5PUjD%2FXIPuz1NCVezk2BtUzpUJXJW1tMASsCl7j9SI8rZMwrv9BUs1ukLjT4cj6580L8kMSKYFI4pju2KdNHbVrXDXv1ytXHbKQcazGwx6koDnQuCltX0YdN751MRKHYz8BSzhCAWP%2F6evcA3nf2gbO6Xzt5roeT7FJ60BUN8qSM4hzeXn6%2FC2wXH1OvAEOGaewLYx8Z%2BMWdKeeOmjlNL7SZ0lplFL1ADxW0nHEfvsBvlWOovhiKC2dXC4eDFAh%2Fmiag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781">
            <text:p>2072781</text:p>
          </table:table-cell>
          <table:table-cell table:style-name="ce20" office:value-type="string">
            <text:p>Digi-Key</text:p>
          </table:table-cell>
          <table:table-cell office:value-type="string">
            <text:p>541-22.0KL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U1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3.01">
            <text:p>$3.01</text:p>
          </table:table-cell>
          <table:table-cell table:formula="of:=[.C5:.C38]*[.D5:.D38]" office:value-type="currency" office:currency="USD" office:value="243.81">
            <text:p>$243.81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2.64">
            <text:p>$2.64</text:p>
          </table:table-cell>
          <table:table-cell table:style-name="ce12" table:formula="of:=[.F5:.F38]*[.G5:.G38]" office:value-type="currency" office:currency="USD" office:value="953.04">
            <text:p>$953.04</text:p>
          </table:table-cell>
          <table:table-cell office:value-type="string">
            <text:p>STMICROELECTRONICS <text:s/>STM32F051C8U6 <text:s/>MCU 32BIT CORTEX-M0 48MHZ UFQFPN-48</text:p>
          </table:table-cell>
          <table:table-cell office:value-type="string">
            <text:p>https://www.newark.com/stmicroelectronics/stm32f051c8u6/32-bit-microcontroller-access/dp/39X0186?krypto=XgGwtHVQ4A87bZ%2Fcoh5TQOSB3T9kIzHBpCZUj7CYPlp5KgAOmzn9siMEtNz5zqjPs6F57tBRBBKpOftbxaGRpqxoj92TDat%2BN4PC1yjx1rl5qsfq0BLkZBnukARAqQPY07wMheJ1z0puAyM%2BVtgQao%2FupBgXfskHTqYlEIP47KyPoZ9Crc%2BrMnft%2FgJhOHnS9EKC5TS7vxSaTgApSFuGjYWvnKQ3noqNQvKQC1auy85KgWOxVcXTRqNW1f8v3ny2M6yW%2BONuez%2ByspPDVgAgaqy7jKIQDZGAyss1ykRQjbfZUO76W7M%2Fxtv1vCv0VJ0WCsNPNwPoEP2sbiMOA9V828Xu2fbOl%2Ft4A4DLEjezKv2%2B3L%2BukzXmm6hvrXJnOc5xl%2B6ag0Ys625NZ9Wj%2FAd8vBILFYiW7pLYxJsupqEErApjqInba%2FRCtjW5hL3J%2B3jTcRDrdTn9xSdPK0g24lf0wEWqh7s9qMetsmwgOvtPge8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393638">
            <text:p>2393638</text:p>
          </table:table-cell>
          <table:table-cell table:style-name="ce20" office:value-type="string">
            <text:p>Digi-Key</text:p>
          </table:table-cell>
          <table:table-cell office:value-type="string">
            <text:p>STM32F051C8U6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U2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2.27">
            <text:p>$2.27</text:p>
          </table:table-cell>
          <table:table-cell table:formula="of:=[.C5:.C38]*[.D5:.D38]" office:value-type="currency" office:currency="USD" office:value="183.87">
            <text:p>$183.87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2.21">
            <text:p>$2.21</text:p>
          </table:table-cell>
          <table:table-cell table:style-name="ce12" table:formula="of:=[.F5:.F38]*[.G5:.G38]" office:value-type="currency" office:currency="USD" office:value="797.81">
            <text:p>$797.81</text:p>
          </table:table-cell>
          <table:table-cell office:value-type="string">
            <text:p>STMicroelectronics iNEMO inertial module: <text:s text:c="2"/>3D accelerometer and 3D gyroscope</text:p>
          </table:table-cell>
          <table:table-cell office:value-type="string">
            <text:p>https://www.digikey.com/products/en?keywords=497-15383-1-ND</text:p>
          </table:table-cell>
          <table:table-cell office:value-type="string">
            <text:p>Farnell</text:p>
          </table:table-cell>
          <table:table-cell office:value-type="float" office:value="2474253">
            <text:p>2474253</text:p>
          </table:table-cell>
          <table:table-cell table:style-name="ce20" office:value-type="string">
            <text:p>Digi-Key</text:p>
          </table:table-cell>
          <table:table-cell office:value-type="string">
            <text:p>497-15383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U3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1.6">
            <text:p>$1.60</text:p>
          </table:table-cell>
          <table:table-cell table:formula="of:=[.C5:.C38]*[.D5:.D38]" office:value-type="currency" office:currency="USD" office:value="129.6">
            <text:p>$129.60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1.16">
            <text:p>$1.16</text:p>
          </table:table-cell>
          <table:table-cell table:style-name="ce12" table:formula="of:=[.F5:.F38]*[.G5:.G38]" office:value-type="currency" office:currency="USD" office:value="418.76">
            <text:p>$418.76</text:p>
          </table:table-cell>
          <table:table-cell office:value-type="string">
            <text:p>ALLEGRO MICROSYSTEMS - A3901SEJTR-T - IC, MOTOR DRIVER</text:p>
          </table:table-cell>
          <table:table-cell office:value-type="string">
            <text:p>https://www.newark.com/allegro-microsystems/a3901sejtr-t/motor-driv-full-bridge-400ma-dfn/dp/87R0039?krypto=opwwsYDOJNym3lfYQ3wKAF5obUzeIfn9OCLXWCRhWbM8xmSmw15IMSu5TknpbiCrMmSXyzw%2Bd%2Bh8ghYLL1Jr7albfvKIntedSny7hZ7k9mJNAC8bqzKz6W6L1cUevn8ri0kR5RHprJN%2B7gQw0%2BjahB3JosuGqsxFEA%2FYzR8p5HQrMq5%2FM7zq3O2EtlkNZTXg%2FK7NmsmVJEMYjoP9EI%2FAC%2F%2B%2BF9OByLyPnM1rQUAv%2FyH7dhiamJTRVUIu27B%2FmA118j25d1fFQS0El9Am%2FpwlW4tOSZwy%2BxfM3UzULsFWGPxNG39ikCX7ZTIjJfSV0EJIZoppr5T7RJd0nUIZ%2BwPuF6TxsKCGptEP5uHLcSTNvLQJdb74iM%2FkAJb3DFjpgVICOuFQmUY1EzgYBW909XZqS6%2FQEcdrerDYc1cy%2FAXV7usATg9RXzNdkxQyH2lkEXYBZ72GgcnistfaXjpej2Aow%2FjQ%2B%2B5yOBLHl53VGmObxAM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651947">
            <text:p>1651947</text:p>
          </table:table-cell>
          <table:table-cell table:style-name="ce20" office:value-type="string">
            <text:p>Digi-Key</text:p>
          </table:table-cell>
          <table:table-cell office:value-type="string">
            <text:p>620-1159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U4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1.16">
            <text:p>$1.16</text:p>
          </table:table-cell>
          <table:table-cell table:formula="of:=[.C5:.C38]*[.D5:.D38]" office:value-type="currency" office:currency="USD" office:value="93.96">
            <text:p>$93.96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92">
            <text:p>$0.92</text:p>
          </table:table-cell>
          <table:table-cell table:style-name="ce12" table:formula="of:=[.F5:.F38]*[.G5:.G38]" office:value-type="currency" office:currency="USD" office:value="332.12">
            <text:p>$332.12</text:p>
          </table:table-cell>
          <table:table-cell office:value-type="string">
            <text:p>Analog Devices ADP122ACPZ-3.3-R7 - 5.5 V Input, 300 mA, Low Quiescent <text:s/>Current, CMOS Linear Regulator</text:p>
          </table:table-cell>
          <table:table-cell office:value-type="string">
            <text:p>https://www.digikey.com/products/en?keywords=ADP122ACPZ-3.3-R7CT-ND</text:p>
          </table:table-cell>
          <table:table-cell office:value-type="string">
            <text:p>Farnell</text:p>
          </table:table-cell>
          <table:table-cell office:value-type="float" office:value="2457164">
            <text:p>2457164</text:p>
          </table:table-cell>
          <table:table-cell table:style-name="ce20" office:value-type="string">
            <text:p>Digi-Key</text:p>
          </table:table-cell>
          <table:table-cell office:value-type="string">
            <text:p>ADP122ACPZ-3.3-R7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U5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93">
            <text:p>$0.93</text:p>
          </table:table-cell>
          <table:table-cell table:formula="of:=[.C5:.C38]*[.D5:.D38]" office:value-type="currency" office:currency="USD" office:value="75.33">
            <text:p>$75.33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845">
            <text:p>$0.85</text:p>
          </table:table-cell>
          <table:table-cell table:style-name="ce12" table:formula="of:=[.F5:.F38]*[.G5:.G38]" office:value-type="currency" office:currency="USD" office:value="305.045">
            <text:p>$305.05</text:p>
          </table:table-cell>
          <table:table-cell office:value-type="string">
            <text:p>Atmel Seven-channel QTouchÆ Touch Sensor IC</text:p>
          </table:table-cell>
          <table:table-cell office:value-type="string">
            <text:p>https://www.digikey.com/products/en?keywords=AT42QT1070-MMHCT-N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igi-Key</text:p>
          </table:table-cell>
          <table:table-cell office:value-type="string">
            <text:p>AT42QT1070-MMHCT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U6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48">
            <text:p>$0.48</text:p>
          </table:table-cell>
          <table:table-cell table:formula="of:=[.C5:.C38]*[.D5:.D38]" office:value-type="currency" office:currency="USD" office:value="38.88">
            <text:p>$38.88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433">
            <text:p>$0.43</text:p>
          </table:table-cell>
          <table:table-cell table:style-name="ce12" table:formula="of:=[.F5:.F38]*[.G5:.G38]" office:value-type="currency" office:currency="USD" office:value="156.313">
            <text:p>$156.31</text:p>
          </table:table-cell>
          <table:table-cell office:value-type="string">
            <text:p>Miniature Single-Cell, Fully Integrated Li-Ion, Li-Polymer Charge Management Controller, 4.2V, 5-Pin SOT-23, Industrial Temperature, Tape and Reel</text:p>
          </table:table-cell>
          <table:table-cell office:value-type="string">
            <text:p>https://www.newark.com/microchip/mcp73831t-2aci-ot/li-ion-li-poly-charge-controller/dp/34M7499?krypto=4O6YNRAn4XVGGyq8fzclCJJ0S8YgMJq1yiYFNX9x%2FuqtxwMmP45Yd1KFcdwvNAS%2BjFsKYd8Rzn%2ByxE%2BKZuWurGZleBMEe5Y4YJXSU5njGK9ZQAOlXJOTV%2FKuJaDVoIkNQlrJMlaUIyLilw9OzuaU7pI98NcQf1LeXX%2BY9nqkdfDYve%2FUbLy0Y7aEk3U5dwkw3pCMYYOsoF0UAgR36PqTB6MkumVY%2By9y13MXoyNxB6AG2Bf6MBKCaKdeCnLDe4Vt%2B%2BupHiR7sp0UhUK5ySvOYS68JsdKs48fD7VOsJURmv43W7FzazSfSjTou7p%2B%2BaQteTN%2Fcua46%2BjyH6aioWY0kjsMjXwsgxK3147La51iOUgrrzgFmEnTwUXXXM5cVQERqpxFywVf%2B2gEwB0VrKYgiYrcKql6Ixz8vQIATcdhsjnAvK2uZNH4%2BMPLPpWTsEY%2FcqhPkIRn9p0XvOJtzavZAB1p%2F7tl%2FU5nZKfsJv1LSbY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332158">
            <text:p>1332158</text:p>
          </table:table-cell>
          <table:table-cell table:style-name="ce20"/>
          <table:table-cell table:number-columns-repeated="1011"/>
        </table:table-row>
        <table:table-row table:style-name="ro1">
          <table:table-cell table:style-name="ce1" office:value-type="string">
            <text:p>U7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2.84">
            <text:p>$2.84</text:p>
          </table:table-cell>
          <table:table-cell table:formula="of:=[.C5:.C38]*[.D5:.D38]" office:value-type="currency" office:currency="USD" office:value="230.04">
            <text:p>$230.04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2.34">
            <text:p>$2.34</text:p>
          </table:table-cell>
          <table:table-cell table:style-name="ce12" table:formula="of:=[.F5:.F38]*[.G5:.G38]" office:value-type="currency" office:currency="USD" office:value="844.74">
            <text:p>$844.74</text:p>
          </table:table-cell>
          <table:table-cell office:value-type="string">
            <text:p>Nordic Semi Ultra low power 2.4GHz RF Transceiver IC</text:p>
          </table:table-cell>
          <table:table-cell office:value-type="string">
            <text:p>https://www.digikey.com/products/en?keywords=1490-1033-1-ND</text:p>
          </table:table-cell>
          <table:table-cell/>
          <table:table-cell office:value-type="float" office:value="0">
            <text:p>0</text:p>
          </table:table-cell>
          <table:table-cell office:value-type="string">
            <text:p>Digi-Key</text:p>
          </table:table-cell>
          <table:table-cell office:value-type="string">
            <text:p>1490-1033-1-ND</text:p>
          </table:table-cell>
          <table:table-cell table:number-columns-repeated="1010"/>
        </table:table-row>
        <table:table-row table:style-name="ro1">
          <table:table-cell table:style-name="ce1" office:value-type="string">
            <text:p>Y1</text:p>
          </table:table-cell>
          <table:table-cell office:value-type="float" office:value="1">
            <text:p>1</text:p>
          </table:table-cell>
          <table:table-cell table:formula="of:=[.B5:.B38]*81" office:value-type="float" office:value="81">
            <text:p>81</text:p>
          </table:table-cell>
          <table:table-cell table:style-name="ce12" office:value-type="currency" office:currency="USD" office:value="0.68">
            <text:p>$0.68</text:p>
          </table:table-cell>
          <table:table-cell table:formula="of:=[.C5:.C38]*[.D5:.D38]" office:value-type="currency" office:currency="USD" office:value="55.08">
            <text:p>$55.08</text:p>
          </table:table-cell>
          <table:table-cell office:value-type="float" office:value="361">
            <text:p>361</text:p>
          </table:table-cell>
          <table:table-cell table:style-name="ce12" office:value-type="currency" office:currency="USD" office:value="0.584">
            <text:p>$0.58</text:p>
          </table:table-cell>
          <table:table-cell table:style-name="ce12" table:formula="of:=[.F5:.F38]*[.G5:.G38]" office:value-type="currency" office:currency="USD" office:value="210.824">
            <text:p>$210.82</text:p>
          </table:table-cell>
          <table:table-cell office:value-type="string">
            <text:p>TXC - 7V-16.000MAAE-T, 16MHZ, 30PPM, 12PF - CRYSTAL</text:p>
          </table:table-cell>
          <table:table-cell office:value-type="string">
            <text:p>https://www.newark.com/txc/7v-16-000maae-t/crystal-16mhz-12pf-3-2-x-2-5mm/dp/24T5694?krypto=eI8ajkkpG0qaPuafVbNga8uvX6mh4n7egIuLTWPD3UAD0H8nmCeZHObWixGS%2BOe7Bpv7wgyRERaswGAP0WkmokYSXklJxMJQjsw099wsIZG3V7tJ1m2V5Iccu%2Bp8EyA%2F%2F%2Bq1HfeQMrd9jL%2FDl2%2B%2FFLhybdyaYwtD8n11k0wgGMd9rJ2XwAEouEpVkVuqz17Ed3PD2ZUCPhquEmHrWsJcBDbJ%2FIQ4kUUUT3v0Cd7FQVAo7x3RJmp92C0y0ICVmutp8hXMz6NmMl3lFg69dBNe5LhhZUp9OUYuj3%2B%2FYpYwV5S0KKSgiqNADiTULYN6Dln4CdGJ8m5akfoRTAliF%2BwwydqXC0SJUnBiMGswvVlGPlsdzjV%2BoP8GX4V9bw5bBnAZ0VWd7QmYF3ntB1bX35vXafTPsz1C0hp6VGzi4XGrHuO5Bqw0BQ2jDjyADWfQnhJczQEJC7BoV3NvopYd1fdMpX7AupRwqiFCbShubeqn7SA1DlYJSNmjn0SkigcUZId5vg%2F%2Fb0Xh3aXXiTZJgSDW5ZGdTmemOZ9w%2B422tN%2FyCdwpd579BaON4j1cfMtEH72Q&amp;ddkey=https%3Aen-US%2FElement14_US%2Fsearch</text:p>
          </table:table-cell>
          <table:table-cell table:style-name="ce20" office:value-type="string">
            <text:p>Farnell</text:p>
          </table:table-cell>
          <table:table-cell office:value-type="float" office:value="1892172">
            <text:p>1892172</text:p>
          </table:table-cell>
          <table:table-cell office:value-type="string">
            <text:p>Digi-Key</text:p>
          </table:table-cell>
          <table:table-cell office:value-type="string">
            <text:p>887-1462-1-ND</text:p>
          </table:table-cell>
          <table:table-cell table:number-columns-repeated="1010"/>
        </table:table-row>
        <table:table-row table:style-name="ro1">
          <table:table-cell table:style-name="ce1"/>
          <table:table-cell/>
          <table:table-cell table:style-name="ce10" table:formula="of:=SUM([.C5:.C38])" office:value-type="float" office:value="5346">
            <text:p>5346</text:p>
          </table:table-cell>
          <table:table-cell table:style-name="ce10" office:value-type="string">
            <text:p>Total</text:p>
          </table:table-cell>
          <table:table-cell table:style-name="ce10" table:formula="of:=SUM([.E5:.E38])" office:value-type="currency" office:currency="USD" office:value="1505.142">
            <text:p>$1,505.14</text:p>
          </table:table-cell>
          <table:table-cell table:style-name="ce15" table:formula="of:=SUM([.F5:.F38])" office:value-type="float" office:value="23826">
            <text:p>23826</text:p>
          </table:table-cell>
          <table:table-cell table:style-name="ce15" office:value-type="string">
            <text:p>Total</text:p>
          </table:table-cell>
          <table:table-cell table:style-name="ce15" table:formula="of:=SUM([.H5:.H38])" office:value-type="currency" office:currency="USD" office:value="5536.99634">
            <text:p>$5,537.00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Mot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alibaba.com/product-detail/Coreless-Ultra-small-planetary-reduction-6mm_60804644083.html?spm=a2700.7724857.normalList.93.7ac27d6fkv36ah</text:p>
          </table:table-cell>
          <table:table-cell office:value-type="float" office:value="2">
            <text:p>2</text:p>
          </table:table-cell>
          <table:table-cell table:style-name="ce10" office:value-type="float" office:value="162">
            <text:p>162</text:p>
          </table:table-cell>
          <table:table-cell table:style-name="ce10" office:value-type="string">
            <text:p>$0.10-1.50</text:p>
          </table:table-cell>
          <table:table-cell table:style-name="ce10" office:value-type="string">
            <text:p>$16.20-243</text:p>
          </table:table-cell>
          <table:table-cell table:style-name="ce15" office:value-type="float" office:value="722">
            <text:p>722</text:p>
          </table:table-cell>
          <table:table-cell table:style-name="ce15" office:value-type="string">
            <text:p>$0.10-1.50</text:p>
          </table:table-cell>
          <table:table-cell table:style-name="ce15" office:value-type="string">
            <text:p>$72.20-1083</text:p>
          </table:table-cell>
          <table:table-cell table:number-columns-repeated="1016"/>
        </table:table-row>
        <table:table-row table:style-name="ro1">
          <table:table-cell table:style-name="ce2" office:value-type="string">
            <text:p>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alibaba.com/product-detail/3V-Low-rpm-high-torque-micro_549258465.html?spm=a2700.7724857.normalList.17.22a57d6fHU63i9</text:p>
          </table:table-cell>
          <table:table-cell office:value-type="float" office:value="2">
            <text:p>2</text:p>
          </table:table-cell>
          <table:table-cell table:style-name="ce10" office:value-type="float" office:value="162">
            <text:p>162</text:p>
          </table:table-cell>
          <table:table-cell table:style-name="ce10" office:value-type="string">
            <text:p>$1-10</text:p>
          </table:table-cell>
          <table:table-cell table:style-name="ce10" office:value-type="string">
            <text:p>$162-1620</text:p>
          </table:table-cell>
          <table:table-cell table:style-name="ce15" office:value-type="float" office:value="722">
            <text:p>722</text:p>
          </table:table-cell>
          <table:table-cell table:style-name="ce15" office:value-type="string">
            <text:p>$1-10</text:p>
          </table:table-cell>
          <table:table-cell table:style-name="ce15" office:value-type="string">
            <text:p>$722-7220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crew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mcmaster.com/90116a010</text:p>
          </table:table-cell>
          <table:table-cell office:value-type="float" office:value="2">
            <text:p>2</text:p>
          </table:table-cell>
          <table:table-cell table:style-name="ce10" office:value-type="float" office:value="162">
            <text:p>162</text:p>
          </table:table-cell>
          <table:table-cell table:style-name="ce13" office:value-type="currency" office:currency="USD" office:value="8.93">
            <text:p>$8.93</text:p>
          </table:table-cell>
          <table:table-cell table:style-name="ce13" office:value-type="currency" office:currency="USD" office:value="17.86">
            <text:p>$17.86</text:p>
          </table:table-cell>
          <table:table-cell table:style-name="ce15" office:value-type="float" office:value="722">
            <text:p>722</text:p>
          </table:table-cell>
          <table:table-cell table:style-name="ce16" office:value-type="currency" office:currency="USD" office:value="8.93">
            <text:p>$8.93</text:p>
          </table:table-cell>
          <table:table-cell table:style-name="ce16" office:value-type="currency" office:currency="USD" office:value="71.44">
            <text:p>$71.44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Bearing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mcmaster.com/9528k11</text:p>
          </table:table-cell>
          <table:table-cell office:value-type="float" office:value="2">
            <text:p>2</text:p>
          </table:table-cell>
          <table:table-cell table:style-name="ce10" office:value-type="float" office:value="162">
            <text:p>162</text:p>
          </table:table-cell>
          <table:table-cell table:style-name="ce13" office:value-type="currency" office:currency="USD" office:value="3.11">
            <text:p>$3.11</text:p>
          </table:table-cell>
          <table:table-cell table:style-name="ce13" office:value-type="currency" office:currency="USD" office:value="6.22">
            <text:p>$6.22</text:p>
          </table:table-cell>
          <table:table-cell table:style-name="ce15" office:value-type="float" office:value="722">
            <text:p>722</text:p>
          </table:table-cell>
          <table:table-cell table:style-name="ce16" office:value-type="currency" office:currency="USD" office:value="3.11">
            <text:p>$3.11</text:p>
          </table:table-cell>
          <table:table-cell table:style-name="ce16" office:value-type="currency" office:currency="USD" office:value="24.88">
            <text:p>$24.88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Switc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digikey.com/product-detail/en/copal-electronics-inc/CUS-12TB/563-1102-1-ND/1124231</text:p>
          </table:table-cell>
          <table:table-cell office:value-type="float" office:value="1">
            <text:p>1</text:p>
          </table:table-cell>
          <table:table-cell table:style-name="ce10" office:value-type="float" office:value="81">
            <text:p>81</text:p>
          </table:table-cell>
          <table:table-cell table:style-name="ce13" office:value-type="currency" office:currency="USD" office:value="0.75">
            <text:p>$0.75</text:p>
          </table:table-cell>
          <table:table-cell table:style-name="ce13" office:value-type="currency" office:currency="USD" office:value="60.75">
            <text:p>$60.75</text:p>
          </table:table-cell>
          <table:table-cell table:style-name="ce15" office:value-type="float" office:value="361">
            <text:p>361</text:p>
          </table:table-cell>
          <table:table-cell table:style-name="ce16" office:value-type="currency" office:currency="USD" office:value="0.66">
            <text:p>$0.66</text:p>
          </table:table-cell>
          <table:table-cell table:style-name="ce16" office:value-type="currency" office:currency="USD" office:value="238.26">
            <text:p>$238.26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Battery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alibaba.com/product-detail/China-supplier-li-ion-lithium-ion_60660874469.html?spm=a2700.7724857.normalList.38.3bdb3061qKFt8N</text:p>
          </table:table-cell>
          <table:table-cell office:value-type="float" office:value="1">
            <text:p>1</text:p>
          </table:table-cell>
          <table:table-cell table:style-name="ce10" office:value-type="float" office:value="81">
            <text:p>81</text:p>
          </table:table-cell>
          <table:table-cell table:style-name="ce10" office:value-type="string">
            <text:p>$0.50-1.00</text:p>
          </table:table-cell>
          <table:table-cell table:style-name="ce10" office:value-type="string">
            <text:p>$41-81</text:p>
          </table:table-cell>
          <table:table-cell table:style-name="ce15" office:value-type="float" office:value="361">
            <text:p>361</text:p>
          </table:table-cell>
          <table:table-cell table:style-name="ce15" office:value-type="string">
            <text:p>$.50-1.00</text:p>
          </table:table-cell>
          <table:table-cell table:style-name="ce15" office:value-type="string">
            <text:p>$181-361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O-Ring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M1.5x8 Buna-N O-Ring, 70A Durometer, Round, Black, Buna-N, 8 mm ID, 11 mm OD, 1.5 mm Width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amazon.com/M1-5x8-Buna-N-ring-Durometer-Round/dp/B00595LLJK?psc=1&amp;SubscriptionId=AKIAJ7T5BOVUVRD2EFYQ&amp;tag=camelproducts-20&amp;linkCode=xm2&amp;camp=2025&amp;creative=165953&amp;creativeASIN=B00595LLJK</text:p>
          </table:table-cell>
          <table:table-cell office:value-type="float" office:value="2">
            <text:p>2</text:p>
          </table:table-cell>
          <table:table-cell table:style-name="ce10" office:value-type="float" office:value="162">
            <text:p>162</text:p>
          </table:table-cell>
          <table:table-cell table:style-name="ce13" office:value-type="currency" office:currency="USD" office:value="13">
            <text:p>$13.00</text:p>
          </table:table-cell>
          <table:table-cell table:style-name="ce13" office:value-type="currency" office:currency="USD" office:value="26">
            <text:p>$26.00</text:p>
          </table:table-cell>
          <table:table-cell table:style-name="ce15" office:value-type="float" office:value="722">
            <text:p>722</text:p>
          </table:table-cell>
          <table:table-cell table:style-name="ce16" office:value-type="currency" office:currency="USD" office:value="13">
            <text:p>$13.00</text:p>
          </table:table-cell>
          <table:table-cell table:style-name="ce16" office:value-type="currency" office:currency="USD" office:value="104">
            <text:p>$104.00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Crimp pins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digikey.com/products/en?keywords=WM3992CT-ND</text:p>
          </table:table-cell>
          <table:table-cell office:value-type="float" office:value="4">
            <text:p>4</text:p>
          </table:table-cell>
          <table:table-cell table:style-name="ce10" office:value-type="float" office:value="324">
            <text:p>324</text:p>
          </table:table-cell>
          <table:table-cell table:style-name="ce13" office:value-type="currency" office:currency="USD" office:value="0.09">
            <text:p>$0.09</text:p>
          </table:table-cell>
          <table:table-cell table:style-name="ce13" office:value-type="currency" office:currency="USD" office:value="29.16">
            <text:p>$29.16</text:p>
          </table:table-cell>
          <table:table-cell table:style-name="ce15" office:value-type="float" office:value="1444">
            <text:p>1444</text:p>
          </table:table-cell>
          <table:table-cell table:style-name="ce16" office:value-type="currency" office:currency="USD" office:value="0.07">
            <text:p>$0.07</text:p>
          </table:table-cell>
          <table:table-cell table:style-name="ce16" office:value-type="currency" office:currency="USD" office:value="101.08">
            <text:p>$101.08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Power Connect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digikey.com/products/en?keywords=WM4348-ND</text:p>
          </table:table-cell>
          <table:table-cell office:value-type="float" office:value="1">
            <text:p>1</text:p>
          </table:table-cell>
          <table:table-cell table:style-name="ce10" office:value-type="float" office:value="81">
            <text:p>81</text:p>
          </table:table-cell>
          <table:table-cell table:style-name="ce13" office:value-type="currency" office:currency="USD" office:value="0.16">
            <text:p>$0.16</text:p>
          </table:table-cell>
          <table:table-cell table:style-name="ce13" office:value-type="currency" office:currency="USD" office:value="4.86">
            <text:p>$4.86</text:p>
          </table:table-cell>
          <table:table-cell table:style-name="ce15" office:value-type="float" office:value="361">
            <text:p>361</text:p>
          </table:table-cell>
          <table:table-cell table:style-name="ce16" office:value-type="currency" office:currency="USD" office:value="0.13">
            <text:p>$0.13</text:p>
          </table:table-cell>
          <table:table-cell table:style-name="ce16" office:value-type="currency" office:currency="USD" office:value="46.93">
            <text:p>$46.93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Touch Connector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https://www.digikey.com/products/en?keywords=WM3564-ND</text:p>
          </table:table-cell>
          <table:table-cell office:value-type="float" office:value="1">
            <text:p>1</text:p>
          </table:table-cell>
          <table:table-cell table:style-name="ce10" office:value-type="float" office:value="81">
            <text:p>81</text:p>
          </table:table-cell>
          <table:table-cell table:style-name="ce13" office:value-type="currency" office:currency="USD" office:value="0.18">
            <text:p>$0.18</text:p>
          </table:table-cell>
          <table:table-cell table:style-name="ce13" office:value-type="currency" office:currency="USD" office:value="14.58">
            <text:p>$14.58</text:p>
          </table:table-cell>
          <table:table-cell table:style-name="ce15" office:value-type="float" office:value="361">
            <text:p>361</text:p>
          </table:table-cell>
          <table:table-cell table:style-name="ce16" office:value-type="currency" office:currency="USD" office:value="0.15">
            <text:p>$0.15</text:p>
          </table:table-cell>
          <table:table-cell table:style-name="ce16" office:value-type="currency" office:currency="USD" office:value="54.15">
            <text:p>$54.15</text:p>
          </table:table-cell>
          <table:table-cell table:number-columns-repeated="1016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>
            <text:p>Capacitive touch flexible circuit</text:p>
          </table:table-cell>
          <table:table-cell table:number-columns-repeated="1023"/>
        </table:table-row>
        <table:table-row table:style-name="ro1">
          <table:table-cell table:style-name="ce1" office:value-type="string">
            <text:p>Custom etched flexible pcb</text:p>
          </table:table-cell>
          <table:table-cell office:value-type="float" office:value="1">
            <text:p>1</text:p>
          </table:table-cell>
          <table:table-cell table:style-name="ce10" office:value-type="float" office:value="81">
            <text:p>81</text:p>
          </table:table-cell>
          <table:table-cell table:number-columns-repeated="2" table:style-name="ce10" office:value-type="string">
            <text:p>?</text:p>
          </table:table-cell>
          <table:table-cell table:style-name="ce15" office:value-type="float" office:value="361">
            <text:p>361</text:p>
          </table:table-cell>
          <table:table-cell table:number-columns-repeated="2" table:style-name="ce15" office:value-type="string">
            <text:p>?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>
            <text:p>Wires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Black insulated wir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https://www.digikey.com/products/en?keywords=2842%2F7%20BK005-ND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3" office:value-type="currency" office:currency="USD" office:value="80">
            <text:p>$80.0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6" office:value-type="currency" office:currency="USD" office:value="80">
            <text:p>$80.00</text:p>
          </table:table-cell>
          <table:table-cell table:number-columns-repeated="1016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4" office:value-type="string">
            <text:p>Red insulated wire</text:p>
          </table:table-cell>
          <table:table-cell table:number-columns-repeated="1023"/>
        </table:table-row>
        <table:table-row table:style-name="ro1">
          <table:table-cell table:style-name="ce4" office:value-type="string">
            <text:p>https://www.digikey.com/products/en?keywords=2842%2F7%20RD005-ND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3" office:value-type="currency" office:currency="USD" office:value="80">
            <text:p>$80.0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6" office:value-type="currency" office:currency="USD" office:value="80">
            <text:p>$80.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>
            <text:p>Tools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Wire Stripp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ttps://www.amazon.com/gp/product/B004UN8ZNM/ref=ox_sc_act_title_1?ie=UTF8&amp;psc=1&amp;smid=ATVPDKIKX0DER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3" office:value-type="currency" office:currency="USD" office:value="100">
            <text:p>$100.0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6" office:value-type="currency" office:currency="USD" office:value="100">
            <text:p>$100.00</text:p>
          </table:table-cell>
          <table:table-cell table:number-columns-repeated="1016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Wire holder/clipp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ttps://www.amazon.com/MAXPOWER-6-piece-4-5-inch-Nippers-Combination/dp/B074RDVQ5S/ref=sr_1_15_sspa?s=industrial&amp;ie=UTF8&amp;qid=1539984117&amp;sr=1-15-spons&amp;keywords=wire+holder+pliers&amp;psc=1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3" office:value-type="currency" office:currency="USD" office:value="18">
            <text:p>$18.0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6" office:value-type="currency" office:currency="USD" office:value="18">
            <text:p>$18.00</text:p>
          </table:table-cell>
          <table:table-cell table:number-columns-repeated="1016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Wire crimper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ttps://www.digikey.com/products/en?WT.z_cid=sp_900_0310_buynow&amp;keywords=638194300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3" office:value-type="currency" office:currency="USD" office:value="425.25">
            <text:p>$425.25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6" office:value-type="currency" office:currency="USD" office:value="425.25">
            <text:p>$425.25</text:p>
          </table:table-cell>
          <table:table-cell table:number-columns-repeated="1016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>
            <text:p>Heat Shrink</text:p>
          </table:table-cell>
          <table:table-cell table:number-columns-repeated="1023"/>
        </table:table-row>
        <table:table-row table:style-name="ro1">
          <table:table-cell table:style-name="ce5" office:value-type="string">
            <text:p>https://www.amazon.com/560PCS-Heat-Shrink-Tubing-Eventronic/dp/B072PCQ2LW/ref=sr_1_5?s=industrial&amp;ie=UTF8&amp;qid=1539984246&amp;sr=1-5&amp;keywords=heat+shrink+tubing&amp;dpID=51fzfH6BYpL&amp;preST=_SX342_QL70_&amp;dpSrc=srch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3" office:value-type="currency" office:currency="USD" office:value="9">
            <text:p>$9.0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6" office:value-type="currency" office:currency="USD" office:value="9">
            <text:p>$9.00</text:p>
          </table:table-cell>
          <table:table-cell table:number-columns-repeated="1016"/>
        </table:table-row>
        <table:table-row table:style-name="ro1">
          <table:table-cell table:style-name="ce5"/>
          <table:table-cell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ot Air Reflow/Soldering Iron</text:p>
          </table:table-cell>
          <table:table-cell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ttps://www.amazon.com/TXINLEI-8586-Soldering-Different-Desoldering/dp/B07FJ6PNHF/ref=sr_1_3?ie=UTF8&amp;qid=1539973243&amp;sr=8-3&amp;keywords=hot+air+soldering&amp;dpID=51L21TVoe1L&amp;preST=_SY300_QL70_&amp;dpSrc=srch</text:p>
          </table:table-cell>
          <table:table-cell office:value-type="float" office:value="1">
            <text:p>1</text:p>
          </table:table-cell>
          <table:table-cell table:style-name="ce10" office:value-type="float" office:value="1">
            <text:p>1</text:p>
          </table:table-cell>
          <table:table-cell table:number-columns-repeated="2" table:style-name="ce13" office:value-type="currency" office:currency="USD" office:value="65">
            <text:p>$65.00</text:p>
          </table:table-cell>
          <table:table-cell table:style-name="ce15" office:value-type="float" office:value="1">
            <text:p>1</text:p>
          </table:table-cell>
          <table:table-cell table:number-columns-repeated="2" table:style-name="ce16" office:value-type="currency" office:currency="USD" office:value="65">
            <text:p>$65.00</text:p>
          </table:table-cell>
          <table:table-cell table:number-columns-repeated="1016"/>
        </table:table-row>
        <table:table-row table:style-name="ro1">
          <table:table-cell table:style-name="ce5"/>
          <table:table-cell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PCB Holder</text:p>
          </table:table-cell>
          <table:table-cell/>
          <table:table-cell table:style-name="ce11"/>
          <table:table-cell table:style-name="ce14" table:number-columns-repeated="2"/>
          <table:table-cell table:style-name="ce11"/>
          <table:table-cell table:style-name="ce14" table:number-columns-repeated="2"/>
          <table:table-cell table:number-columns-repeated="1016"/>
        </table:table-row>
        <table:table-row table:style-name="ro1">
          <table:table-cell table:style-name="ce5" office:value-type="string">
            <text:p>https://www.thingiverse.com/thing:39519</text:p>
          </table:table-cell>
          <table:table-cell/>
          <table:table-cell table:style-name="ce10"/>
          <table:table-cell table:style-name="ce13" table:number-columns-repeated="2"/>
          <table:table-cell table:style-name="ce15"/>
          <table:table-cell table:style-name="ce16" table:number-columns-repeated="2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6" office:value-type="string">
            <text:p>Receiver</text:p>
          </table:table-cell>
          <table:table-cell table:number-columns-repeated="1023"/>
        </table:table-row>
        <table:table-row table:style-name="ro1">
          <table:table-cell table:style-name="ce6" office:value-type="string">
            <text:p>Designator</text:p>
          </table:table-cell>
          <table:table-cell office:value-type="string">
            <text:p>Quantity</text:p>
          </table:table-cell>
          <table:table-cell table:number-columns-repeated="3"/>
          <table:table-cell office:value-type="string">
            <text:p>Description</text:p>
          </table:table-cell>
          <table:table-cell/>
          <table:table-cell office:value-type="string">
            <text:p>Supplier 1</text:p>
          </table:table-cell>
          <table:table-cell office:value-type="string">
            <text:p>Supplier Part Number 1</text:p>
          </table:table-cell>
          <table:table-cell office:value-type="string">
            <text:p>Supplier 2</text:p>
          </table:table-cell>
          <table:table-cell office:value-type="string">
            <text:p>Supplier Part Number 2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A1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6.27">
            <text:p>$6.27</text:p>
          </table:table-cell>
          <table:table-cell table:formula="of:=[.C102:.C128]*[.D102:.D128]" office:value-type="currency" office:currency="USD" office:value="6.27">
            <text:p>$6.27</text:p>
          </table:table-cell>
          <table:table-cell office:value-type="string">
            <text:p>JOHNSON <text:s/>142-4701-801 <text:s/>SMA FEMELLE REVERSE POLARITY TERMINAISON</text:p>
          </table:table-cell>
          <table:table-cell office:value-type="string">
            <text:p>https://www.newark.com/johnson/142-4701-801/rf-coaxial-sma-rp-bulkhead-jack/dp/94B4392?krypto=cw2E%2FhZnY0PGqEzAyfd%2FypkFE7LDgkS1Re8Ol%2BgNoeUjSlpwRo9TNe2%2Be%2Bnb8Qg0HyOt4oquf1K6NnJlzXqCGz5Ek9wb2gHTIYbx2J1ZSKxf14ga5bSr7co5jKKRuYB7e7S7CGnWn8hTVBvxffJT1oyHiojjLz9vKhtO%2FYPuW9JgEeH01rBQAF7wZIMFORtUzCv3RTLMjf5FVKWkpsKYrVql0VyzQ53Ko0cI7tnnV3F6%2BjNfT%2FBip2CwJmsvdjjhVtewX1W%2BnFgAsT53U0lctRl47CX8Vh0G1gzcsrIo7So9hPvxVK5XKkOO0VyDXUTOpzRXY2lWFT8PpKi1nNo5ZuoXPn4YPtnEObUSFXCDL45nBlancfmIpyNAqAqN%2BBhuxQD3xPYMcyt%2BqZ78KlUqNO6TQW9bTfIyNjGYW8Rwd63sooxrCtl4dWcptOlgmvM7FCLSuhPGpZEeHVicJlFQCVg19cGwT1AoXWvaBm8ZhGlOY%2BSU1GhFhWODPgbQDsi2ipd0N5RJd3a%2FK2xMlYFeKIC79iBMqs86DnE4xfAjKjHHyCmHNye0UQHt8DoN0x44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340523">
            <text:p>2340523</text:p>
          </table:table-cell>
          <table:table-cell office:value-type="string">
            <text:p>Digi-Key</text:p>
          </table:table-cell>
          <table:table-cell office:value-type="string">
            <text:p>J917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B1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1.47">
            <text:p>$1.47</text:p>
          </table:table-cell>
          <table:table-cell table:formula="of:=[.C102:.C128]*[.D102:.D128]" office:value-type="currency" office:currency="USD" office:value="1.47">
            <text:p>$1.47</text:p>
          </table:table-cell>
          <table:table-cell office:value-type="string">
            <text:p>Johanson Technology Impedance Matched Balun Filter Integrated Passive for nRF24L01</text:p>
          </table:table-cell>
          <table:table-cell office:value-type="string">
            <text:p>https://www.newark.com/johanson-technology/2450bm14a0002t/baluns-transformer-smd-2-4-ghz/dp/44W4473?krypto=3wnhK5hADCbrtUuWEmx7FMAwRoVaptiRf89hnea8ufucjLQ8aQCl1SiCr9PRcrwiyhdL%2FWH9YUFDHL4o%2FIgmoQadQ4Be9jCJbRsdUoNBbhPBpQB3LitPY0Vw9LB8T1aF%2FkYQ00qkFDVy3C3jJHhk%2B%2Bejb9bMl0c4mi40HuWJUySS6eMogtm%2BdpPMn%2BWKqf2rRzopDcyaf5Wauw%2BYHgFAcaKcXuSa2%2BdrBUKVc8ymoLvXWskLkW3vpS%2F3DruqWU6kyQeJsY%2FAYVRYgxZHJy50%2BNL2qfOgA%2FNzJ4iHpGGm58KNzd3Y4SahrEe7v7enK2IeAl7A%2BQ%2FnO7fcYDuU%2FbhB%2B1LeEA9KSzl22L57gmcDNbCmBboONx5K0Lf0igJRKZ%2Fik42s94dlxNWVXB8qUwS7cJIOXr5TPChqR3p2jdCRBGLJ%2FJ9ioBay1CDS0PX5w%2B%2FAtVJI07QHmZVa9C2iVcFJNgieWRONhirRcmyF3LPtp9U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148533">
            <text:p>2148533</text:p>
          </table:table-cell>
          <table:table-cell office:value-type="string">
            <text:p>Digi-Key</text:p>
          </table:table-cell>
          <table:table-cell office:value-type="string">
            <text:p>712-1574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C1, C14</text:p>
          </table:table-cell>
          <table:table-cell table:number-columns-repeated="2" office:value-type="float" office:value="2">
            <text:p>2</text:p>
          </table:table-cell>
          <table:table-cell table:style-name="ce12" office:value-type="currency" office:currency="USD" office:value="0.13">
            <text:p>$0.13</text:p>
          </table:table-cell>
          <table:table-cell table:formula="of:=[.C102:.C128]*[.D102:.D128]" office:value-type="currency" office:currency="USD" office:value="0.26">
            <text:p>$0.26</text:p>
          </table:table-cell>
          <table:table-cell office:value-type="string">
            <text:p>10nF 0402 X7R 25V ±5%</text:p>
          </table:table-cell>
          <table:table-cell office:value-type="string">
            <text:p>https://www.newark.com/kemet/c0402c103j3ractu/multilayer-ceramic-capacitor-c/dp/40Y2387?krypto=ST5D9Om5WkdZtQXLDelk2I6L1zRW5NkjuTzezZA%2FKrGrBF3VZL8fGW2ZD49pZ7AXuXE0g01RJeJZqgVJUYJOrWmmbIkr0qhuakJ%2Fxs4Ym690M3HjzHHW%2FWYn%2FSWpoZq5rMvbn4sa7%2F%2F8yQcjpsVCMxVLZODDx1R2XDtIm9DEzSz3nPjVVkcbqpeiqGAvqVpoSd8eUMd4PRaWWDEDLM9UmsCahM%2BCMERqcak0qmHjFpS1xTcuozaZhIHGRmOjSsY%2Bb4YdwRsAPmXKnfsnXDQRYRqFNya3eYEQ7PI5ue2hHyZQjQv2VLfwVU5vObVeJb7Wqie5mpqvLQGg13toceM5Nqr6cjR3KoXoAM%2B0okAUPz5AID1ug42i8dokvGrMU%2FbB0pozOZYMQhrbmzqRR4bO%2FLp1fOLx0dCIxoWxIW1492TCzZlvMqkzRTv4aI75tSX3FhwcLR%2ButLLrkddztYULOVJeNV3R2WLx9luuIo0ncQY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692285">
            <text:p>1692285</text:p>
          </table:table-cell>
          <table:table-cell office:value-type="string">
            <text:p>Digi-Key</text:p>
          </table:table-cell>
          <table:table-cell office:value-type="string">
            <text:p>399-1279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C2, C10, C11</text:p>
          </table:table-cell>
          <table:table-cell table:number-columns-repeated="2" office:value-type="float" office:value="3">
            <text:p>3</text:p>
          </table:table-cell>
          <table:table-cell table:style-name="ce12" office:value-type="currency" office:currency="USD" office:value="0.21">
            <text:p>$0.21</text:p>
          </table:table-cell>
          <table:table-cell table:formula="of:=[.C102:.C128]*[.D102:.D128]" office:value-type="currency" office:currency="USD" office:value="0.63">
            <text:p>$0.63</text:p>
          </table:table-cell>
          <table:table-cell office:value-type="string">
            <text:p>1uF 0603 X5R 10V ±10%</text:p>
          </table:table-cell>
          <table:table-cell office:value-type="string">
            <text:p>https://www.digikey.com/products/en?keywords=478-1251-1-ND</text:p>
          </table:table-cell>
          <table:table-cell office:value-type="string">
            <text:p>Farnell</text:p>
          </table:table-cell>
          <table:table-cell office:value-type="float" office:value="1759399">
            <text:p>1759399</text:p>
          </table:table-cell>
          <table:table-cell office:value-type="string">
            <text:p>Digi-Key</text:p>
          </table:table-cell>
          <table:table-cell office:value-type="string">
            <text:p>478-1251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C3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04">
            <text:p>$0.04</text:p>
          </table:table-cell>
          <table:table-cell table:formula="of:=[.C102:.C128]*[.D102:.D128]" office:value-type="currency" office:currency="USD" office:value="0.04">
            <text:p>$0.04</text:p>
          </table:table-cell>
          <table:table-cell office:value-type="string">
            <text:p>4.7uF 0603 X5R 10V ±10%</text:p>
          </table:table-cell>
          <table:table-cell office:value-type="string">
            <text:p>https://www.newark.com/murata/grm188r61a475ke15d/multilayer-ceramic-capacitor-grm/dp/40X5880?krypto=v9VC9SJStXJ%2F44x8dc9VTCbBoWDXpFRyBKbUS5NBWYgyt46IOjxWM%2BxqeLmFmiC37WftOpdUMpkTbYMpTt5F1wcSGls2Rht5aIPtNG%2Fup0HlUexCJi7sFg%2FkEt5bnMsM6oCSLgcaAyd6r0W50SwyJCv7ih9%2B9ysdTcW%2B07jGKkEkZ7cfU3fJVuQARq1kqkeQ0D3dG%2BwDmVzh7Ldn62X5ChtU2nBSr6cE3TKwAWq4d8Ps4%2BWoRFE1%2BuYbDs0FT040XANHRTnHsYbczOO9LUWbMG7CywU8hPuOPquGFgFI4NATdppVL8ok0suP91EdeTxuJucoE%2FAQJxiDuYTrFjReeEyHaFZCWnJ7kAaD1dzTwmueR0SElRL87YMalPIeqD1uRKIraQqxxs8TqMThgjh4hYk7AJyS7%2FfyaGkOM1agaqqrnHUAOzH8xd5IixFke3%2FvMyC0T%2F0seM4NGWiPtX3ZFS%2BzikLLy4HogYSDtKc2ilQnR1E5Ksqf%2BCBFh%2BX0gKT7HEoD8%2FnOCfRnjiojSDNGjXWkBAdEmpCPPDeBq5DH6Zg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362098">
            <text:p>2362098</text:p>
          </table:table-cell>
          <table:table-cell office:value-type="string">
            <text:p>Digi-Key</text:p>
          </table:table-cell>
          <table:table-cell office:value-type="string">
            <text:p>445-5170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C4, C5, C6, C7, C12, C13</text:p>
          </table:table-cell>
          <table:table-cell table:number-columns-repeated="2" office:value-type="float" office:value="6">
            <text:p>6</text:p>
          </table:table-cell>
          <table:table-cell table:style-name="ce12" office:value-type="currency" office:currency="USD" office:value="0.14">
            <text:p>$0.14</text:p>
          </table:table-cell>
          <table:table-cell table:formula="of:=[.C102:.C128]*[.D102:.D128]" office:value-type="currency" office:currency="USD" office:value="0.84">
            <text:p>$0.84</text:p>
          </table:table-cell>
          <table:table-cell office:value-type="string">
            <text:p>100nF 0402 X7R 16V ±10%</text:p>
          </table:table-cell>
          <table:table-cell office:value-type="string">
            <text:p>https://www.newark.com/kemet/c0402c104k4ractu/multilayer-ceramic-capacitor-c/dp/25M8777?st=1288252</text:p>
          </table:table-cell>
          <table:table-cell office:value-type="string">
            <text:p>Farnell</text:p>
          </table:table-cell>
          <table:table-cell office:value-type="float" office:value="1288252">
            <text:p>1288252</text:p>
          </table:table-cell>
          <table:table-cell office:value-type="string">
            <text:p>Digi-Key</text:p>
          </table:table-cell>
          <table:table-cell office:value-type="string">
            <text:p>399-3521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C8, C9, C18, C19</text:p>
          </table:table-cell>
          <table:table-cell table:number-columns-repeated="2" office:value-type="float" office:value="4">
            <text:p>4</text:p>
          </table:table-cell>
          <table:table-cell table:style-name="ce12" office:value-type="currency" office:currency="USD" office:value="0.11">
            <text:p>$0.11</text:p>
          </table:table-cell>
          <table:table-cell table:formula="of:=[.C102:.C128]*[.D102:.D128]" office:value-type="currency" office:currency="USD" office:value="0.44">
            <text:p>$0.44</text:p>
          </table:table-cell>
          <table:table-cell office:value-type="string">
            <text:p>22pF 0402 NP0/CG0 50V ±5%</text:p>
          </table:table-cell>
          <table:table-cell office:value-type="string">
            <text:p>https://www.newark.com/kemet/c0402c220j5gactu/multilayer-ceramic-capacitor-c/dp/53M7157?krypto=BPtkxzLPR2qWDDhmFVV3y%2FoK754GD8TvlMPrO2gwM%2FS%2FGvqKKj2kvw8jrSrlQk%2FrURkCYJgaYyBS3foFlu7o6gtW3tHoJ1OBNxTLwFSyxK7iGLfeyIwt7mYfeEGxvXuNLeAftnuh9vhxwakX7WBGh%2FsfdwtHR%2BrqvOX4SI6NlAmoGCAI0pUW9oBiu3nJX1%2BddCbxNbhvp17YvvSMAZl%2FywVsMmtxostU%2BEIiEIil7Thq610TStiWANKPQirMMMnIncGpdIIMGU2d7muQl7899w7e5pXozjj11NF8N9ke5TeRKjW9y5gHcfYQW7D6QTbZS31PczRKoqVWQdBZ%2BlRlB12JmzlFnbImX29GaPWoUcAcVVDOj9p77cFscjBqmhRNQsQPoQmQGBEMVnbh4wW6KNRjPq%2BeYxOecKDZIp7FkXMexQ%2F0lkOP5ABEiYHp1VHn4Y61BeQTNgB%2FS8szNvXGDvpv0IoqFxtCsmAeEwh4IFg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414580">
            <text:p>1414580</text:p>
          </table:table-cell>
          <table:table-cell office:value-type="string">
            <text:p>Digi-Key</text:p>
          </table:table-cell>
          <table:table-cell office:value-type="string">
            <text:p>490-5868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C15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1">
            <text:p>$0.10</text:p>
          </table:table-cell>
          <table:table-cell table:formula="of:=[.C102:.C128]*[.D102:.D128]" office:value-type="currency" office:currency="USD" office:value="0.1">
            <text:p>$0.10</text:p>
          </table:table-cell>
          <table:table-cell office:value-type="string">
            <text:p>1nF 0402 X7R 50V ±10%</text:p>
          </table:table-cell>
          <table:table-cell office:value-type="string">
            <text:p>https://www.newark.com/kemet/c0402c102k5ractu/multilayer-ceramic-capacitor-c/dp/53M7151?krypto=lCiQq6Ezzhz%2FkAfAJZ8dqGySfq7dZyo642P%2BjZyFDzD1vxHIHvVPMmBDYskyRUaALdQ7etWmZrPmig4ehU04Jb63Ly2%2BoFmDb6d8nrTN8g8BCeW39mEH%2BkYvZ8UZmm2llcmWThPWEey9GAzC6px2Au9g7aV21AL%2Bdf%2BgdKYFRSLky%2F9QeAf%2Bpv2S4zsECtYuaiFBxampMXIfdHLAAaMKf%2BI%2Fb9Kh351%2F3l9I4NKWK9qGjYCilKIMRwW4XVsuAiATgY27apNQbxNdcvFXVQ6mDq6ahZoS5xVmr%2B1BGJPewyu51pIZ1Z3kf9F7EEObGUXr2drPv2M6ca3f2aB%2BgJDrhmx9Ydk9CjGGlL4YNa685j6xEKQHGFAxgZT5tG6zUl3y1s42bvANxns4HupoioGt8qsB4cBVHryeUtcKurApeTNQ8yV%2FS1vYGcoe%2F33PUfWW1T4ofOVreA8pMhcQYZLI0fV6QrZpwzH4l8rxYiEhEck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414573">
            <text:p>1414573</text:p>
          </table:table-cell>
          <table:table-cell office:value-type="string">
            <text:p>Digi-Key</text:p>
          </table:table-cell>
          <table:table-cell office:value-type="string">
            <text:p>399-1032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C16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13">
            <text:p>$0.13</text:p>
          </table:table-cell>
          <table:table-cell table:formula="of:=[.C102:.C128]*[.D102:.D128]" office:value-type="currency" office:currency="USD" office:value="0.13">
            <text:p>$0.13</text:p>
          </table:table-cell>
          <table:table-cell office:value-type="string">
            <text:p>2.2nF 0402 X7R 50V ±10%</text:p>
          </table:table-cell>
          <table:table-cell office:value-type="string">
            <text:p>https://www.newark.com/kemet/c0402c222k5ractu/ceramic-capacitor-2200pf-50v-x7r/dp/70K9080?iscrfnonsku=true&amp;st=1414582</text:p>
          </table:table-cell>
          <table:table-cell office:value-type="string">
            <text:p>Farnell</text:p>
          </table:table-cell>
          <table:table-cell office:value-type="float" office:value="1414582">
            <text:p>1414582</text:p>
          </table:table-cell>
          <table:table-cell office:value-type="string">
            <text:p>Digi-Key</text:p>
          </table:table-cell>
          <table:table-cell office:value-type="string">
            <text:p>399-3068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C17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35">
            <text:p>$0.35</text:p>
          </table:table-cell>
          <table:table-cell table:formula="of:=[.C102:.C128]*[.D102:.D128]" office:value-type="currency" office:currency="USD" office:value="0.35">
            <text:p>$0.35</text:p>
          </table:table-cell>
          <table:table-cell office:value-type="string">
            <text:p>33nF 0402 X7R 50V ±10%</text:p>
          </table:table-cell>
          <table:table-cell office:value-type="string">
            <text:p>https://www.newark.com/tdk/cga2b3x7r1h333k050bb/ceramic-capacitor-0-033uf-50v/dp/04X3149?iscrfnonsku=true&amp;st=2210826</text:p>
          </table:table-cell>
          <table:table-cell office:value-type="string">
            <text:p>Farnell</text:p>
          </table:table-cell>
          <table:table-cell office:value-type="float" office:value="2210826">
            <text:p>2210826</text:p>
          </table:table-cell>
          <table:table-cell office:value-type="string">
            <text:p>Digi-Key</text:p>
          </table:table-cell>
          <table:table-cell office:value-type="string">
            <text:p>445-7334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D1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1.55">
            <text:p>$1.55</text:p>
          </table:table-cell>
          <table:table-cell table:formula="of:=[.C102:.C128]*[.D102:.D128]" office:value-type="currency" office:currency="USD" office:value="1.55">
            <text:p>$1.55</text:p>
          </table:table-cell>
          <table:table-cell office:value-type="string">
            <text:p>ROHM SMLVN6RGB1W1 LED Tri-Color Blue/Green/Red Chip LED 6-Pin 1411 T/RLED Tri-Color Blue/Green/Red Chip LED 6-Pin 1411</text:p>
          </table:table-cell>
          <table:table-cell office:value-type="string">
            <text:p>https://www.digikey.com/products/en?keywords=846-1187-1-ND</text:p>
          </table:table-cell>
          <table:table-cell office:value-type="string">
            <text:p>Mouser</text:p>
          </table:table-cell>
          <table:table-cell office:value-type="string">
            <text:p>755-SMLVN6RGB1W1</text:p>
          </table:table-cell>
          <table:table-cell office:value-type="string">
            <text:p>Digi-Key</text:p>
          </table:table-cell>
          <table:table-cell office:value-type="string">
            <text:p>846-1187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D2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67">
            <text:p>$0.67</text:p>
          </table:table-cell>
          <table:table-cell table:formula="of:=[.C102:.C128]*[.D102:.D128]" office:value-type="currency" office:currency="USD" office:value="0.67">
            <text:p>$0.67</text:p>
          </table:table-cell>
          <table:table-cell office:value-type="string">
            <text:p>BRIGHT BLUE LED 20mA</text:p>
          </table:table-cell>
          <table:table-cell office:value-type="string">
            <text:p>https://www.newark.com/multicomp/ovs-0603/led-blue-0-8mm-x-1mm-100mcd-465nm/dp/15R2205?krypto=QPNb3WyAq07iUo0PaWUKB5zQn38BaB2zQmR8YIX82cngv%2Bql98a%2FfoCrfAzBuIk7E0aqz1nPv78IVUCmoR5INFmSubxyP4isi7YlB27YZLwWqxXait3PNsi3demtULITSQHLDX7plejF3PvNNh09cbaf%2FZezAX5IBrpnJt4TWPuWTXb3zwbllvZU7hSmrpPZJKDzrFfM8lwh83OGLFHLFzcSYC%2BvyTnwZMlgEd9BDDWYBtsSrQo4fDlMdvbyrESTeluEVjrQErt%2FtodOL0YUCUXbY6Tv3fCz6iW%2Bfu6psLH2WeanN2NxLiH2E6ueFJa8lWZ8H3Ohpjossua0yeAJrHogTZef2rRvr6NoBthavh33%2BhKhaC9wqN2wA4jTg1cq1xLJ6eE5r%2Fj%2Fo9VNslDr5R2X0FtDFNND%2FAA3CavujkjjoMHSJtOFn1pxKqqaULS51%2FcgFE%2FoL%2FOFOyYI%2F2GXA6NY8yWz9NraMPNwayjBkH8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716770">
            <text:p>1716770</text:p>
          </table:table-cell>
          <table:table-cell office:value-type="string">
            <text:p>Digi-Key</text:p>
          </table:table-cell>
          <table:table-cell office:value-type="string">
            <text:p>160-1646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J1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1.01">
            <text:p>$1.01</text:p>
          </table:table-cell>
          <table:table-cell table:formula="of:=[.C102:.C128]*[.D102:.D128]" office:value-type="currency" office:currency="USD" office:value="1.01">
            <text:p>$1.01</text:p>
          </table:table-cell>
          <table:table-cell office:value-type="string">
            <text:p>Molex USB 2.0 Connector Plug USB Type A</text:p>
          </table:table-cell>
          <table:table-cell office:value-type="string">
            <text:p>https://www.newark.com/molex/48037-2200/usb-conn-2-0-type-a-plug-smt/dp/96W3664?krypto=XQBFgHGHt9PXvvH4qOqv%2FkHa7618kyJEurVPcyvMwJ6oUCg9LtxUlZnBMRlddrz%2FvvBq1d7rPPWBO3Xr5fCBInHZweEJ8OvRCXuf2Ew0grmJWgaYfVCManZuv4iIoXS0byWFUAteHRkGAaMH4exdvGKaIFipp2ymevjfcfFJTB47FAdMotBy9xwpIt70cvEZXRQbXOHKX5ttu%2FPjXIazot5EJhzhGeJ4%2FR3zorMtwIZulmg6kTxd%2BfL8kag%2FyDTxgwn1xXGFFMtflDIXEz4BubOB6u%2FX6oZKUAmRXb4KEDVxsft5cwv9uhp76Fe5TwiuIowOsrbry5%2BOhQoTnE90DvRswic2ssxPNf8qb2OdMdgSebmCZBDTAsl8gBX1aum2TRNoN5Epkw3m6NUGVHX328ULJXOo6F%2Ba4mnG6vmRssow1izYo3r7rY%2FtvkD9UkWKaGii2alotcCDQZzU6wA4rmBS4gJ1N9GSa37ZVFJf2Og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313729">
            <text:p>2313729</text:p>
          </table:table-cell>
          <table:table-cell office:value-type="string">
            <text:p>Digi-Key</text:p>
          </table:table-cell>
          <table:table-cell office:value-type="string">
            <text:p>WM3983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R1, R2, R3, R9</text:p>
          </table:table-cell>
          <table:table-cell table:number-columns-repeated="2" office:value-type="float" office:value="4">
            <text:p>4</text:p>
          </table:table-cell>
          <table:table-cell table:style-name="ce12" office:value-type="currency" office:currency="USD" office:value="0.07">
            <text:p>$0.07</text:p>
          </table:table-cell>
          <table:table-cell table:formula="of:=[.C102:.C128]*[.D102:.D128]" office:value-type="currency" office:currency="USD" office:value="0.28">
            <text:p>$0.28</text:p>
          </table:table-cell>
          <table:table-cell office:value-type="string">
            <text:p>22R 0402 1/16W ±1%</text:p>
          </table:table-cell>
          <table:table-cell office:value-type="string">
            <text:p>https://www.newark.com/multicomp/mcmr04x22r0ftl/surface-mount-chip-resistor-ceramic/dp/86T2994?krypto=ILa0qDnU5C%2FFPVDEfUFoNyu8kh02rfW%2Frgg9cZBqK%2BpyJEyFwYHfESJdXuKIOBVcRthoGz7mNZCsNZ%2F0sOIMFBLHk91DyKjUqKOuqN4bI3218q51pNKisSHU1t%2BmJQW8%2BnCdU51qPF7D7%2F4Uw8BIsdto2LXl93i2izNgdkUUUQi5zlvqm478G6UHYQcHOtCwXhWCXn%2BHn5ELd4im8EWpu76fdFI%2BAXKDM6z3I%2BcGUqvysTBW6HXm5fjhGOP%2F9feOMGFho4SDGrlpKvrMNAGj%2FzYrr7UQ0ArCy8VFWO3wiSSlHgD1mitBeJSJP06Ym2aWnmQWt2QtlIRN0L6gQ1GXOrLy9OliGrvS%2Fq0e2yNB%2FqtKK5Oot7psHbnqnaQ3S4Uu9cPQZZ95iCNJChGzfLAcUin6o52xfI8%2BjwMfVYOAa%2BZgjTu0aRGvqvDH21OmD%2FPSxp9S8qBYtJRXzcdNqmccmrsvJcDIFEpyVOLfbWXTIac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797">
            <text:p>2072797</text:p>
          </table:table-cell>
          <table:table-cell office:value-type="string">
            <text:p>Digi-Key</text:p>
          </table:table-cell>
          <table:table-cell office:value-type="string">
            <text:p>541-22.0L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R4, R5</text:p>
          </table:table-cell>
          <table:table-cell table:number-columns-repeated="2" office:value-type="float" office:value="2">
            <text:p>2</text:p>
          </table:table-cell>
          <table:table-cell table:style-name="ce12" office:value-type="currency" office:currency="USD" office:value="0.08">
            <text:p>$0.08</text:p>
          </table:table-cell>
          <table:table-cell table:formula="of:=[.C102:.C128]*[.D102:.D128]" office:value-type="currency" office:currency="USD" office:value="0.16">
            <text:p>$0.16</text:p>
          </table:table-cell>
          <table:table-cell office:value-type="string">
            <text:p>100K 0402 1/16W ±1%</text:p>
          </table:table-cell>
          <table:table-cell office:value-type="string">
            <text:p>https://www.newark.com/multicomp/mcmr04x1003ftl/surface-mount-chip-resistor-ceramic/dp/86T2770?krypto=ceE5ZId2n7oKIvjd%2FDQtn1qRxlkbBkDIZahMf%2B%2B%2FwOcgU9yy1w%2FAOoADTZJBZKfaHfvu1pBNz4Mb2%2BZuZ0kHX9nIqedL1MCDW0Ib333B%2FmizJca7rPQC%2FmTLylQRdyQhSdq5evqoiEgDsnQazoODAe%2BUUIFZ6iR82CP9v9lB%2BzmW0Ng8%2F9te7mNPpwSsQ%2BAjy9G2ovAm7dlB2NaPEXjkztUBOas5%2BRI%2BKrOy6NYLTHHY%2B5P%2Bb8TgKG1uBdoGrqiEIm5lQM0XVN936F1ql%2F5bA5hldMq7z4iZEJjX23giZbLIeS%2BLUi1t%2Fp6pSy6SGf1u8C%2FE6EZ1dqytAi7l8aGR1VYVfdT9dSBKIpzCK0Eq9FyHUc5AcaEPDtMc70KXuMY7wejIGLIpG7SOfOuJfiY5Fx7bYnrqljGhWMD8yXes8bN%2BYeaimz2xD8IjypLwqi4TbGwLosut9QBBqZia2k8QxthOeUhhUEyYua2t0JxTwqQ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519">
            <text:p>2072519</text:p>
          </table:table-cell>
          <table:table-cell office:value-type="string">
            <text:p>Digi-Key</text:p>
          </table:table-cell>
          <table:table-cell office:value-type="string">
            <text:p>541-100KL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R6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1">
            <text:p>$0.10</text:p>
          </table:table-cell>
          <table:table-cell table:formula="of:=[.C102:.C128]*[.D102:.D128]" office:value-type="currency" office:currency="USD" office:value="0.1">
            <text:p>$0.10</text:p>
          </table:table-cell>
          <table:table-cell office:value-type="string">
            <text:p>22.6R 0402 1/16W ±0.05R</text:p>
          </table:table-cell>
          <table:table-cell office:value-type="string">
            <text:p>https://www.digikey.com/products/en?keywords=P22.6LCT-ND</text:p>
          </table:table-cell>
          <table:table-cell office:value-type="string">
            <text:p>Farnell</text:p>
          </table:table-cell>
          <table:table-cell office:value-type="float" office:value="2302454">
            <text:p>2302454</text:p>
          </table:table-cell>
          <table:table-cell office:value-type="string">
            <text:p>Digi-Key</text:p>
          </table:table-cell>
          <table:table-cell office:value-type="string">
            <text:p>P22.6L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R7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18">
            <text:p>$0.18</text:p>
          </table:table-cell>
          <table:table-cell table:formula="of:=[.C102:.C128]*[.D102:.D128]" office:value-type="currency" office:currency="USD" office:value="0.18">
            <text:p>$0.18</text:p>
          </table:table-cell>
          <table:table-cell office:value-type="string">
            <text:p>130R 0402 1/16W ±0.05R</text:p>
          </table:table-cell>
          <table:table-cell office:value-type="string">
            <text:p>https://www.newark.com/panasonic-electronic-components/erj2rkf1300x/surface-mount-thick-film-resistor/dp/63W0602?krypto=0dKFKmh9zaxverShtL2eSdAThff8fCRtKBGPuHZ9cEMz1zCzErq5R6A7foFgKZFj%2BhAjpIRTfqMocX%2F5g%2B6mrdjm3skLSpkWgENJWa0ub8fXdUXRgnQNW605eHGIH4dHahz8EoGMdCaROFMjZ7cKjvTG2A7Wif38be%2F0MHtcVeiY16oqkwoLlSt%2FEj%2FZHDZlStnhz%2FK%2F22c2By4gnK%2F1ITmFWXkyo8vMYGBEK2gzAjexAL7JPu7mKFWba98oEek3ltl2xEnMMEjsJyVwRPjqz5WEh7SiHYx35TWoL1Tph48%2BSNzMWutRC1x9VLxGjn4c1CMIhtEZtmdKSgbaLcFtNMYDRw7TVVazBGEtRL9FoaGT8HH5MKTxN78r0C9ahzQcByaEZJZQfh0fqjTCNOrvwxdZuJtT50FuHi0SxqgVwTTZ974sMq9nbsm5ISAPMwCJ4huHGTRbKnb1brA8yPAw0i055V7ntT9956qQZKmDU5c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59115">
            <text:p>2059115</text:p>
          </table:table-cell>
          <table:table-cell office:value-type="string">
            <text:p>Digi-Key</text:p>
          </table:table-cell>
          <table:table-cell office:value-type="string">
            <text:p>P130L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R8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1">
            <text:p>$0.10</text:p>
          </table:table-cell>
          <table:table-cell table:formula="of:=[.C102:.C128]*[.D102:.D128]" office:value-type="currency" office:currency="USD" office:value="0.1">
            <text:p>$0.10</text:p>
          </table:table-cell>
          <table:table-cell office:value-type="string">
            <text:p>24.9R 0402 1/16W ±0.05R</text:p>
          </table:table-cell>
          <table:table-cell office:value-type="string">
            <text:p>https://www.digikey.com/products/en?keywords=P24.9LCT-ND</text:p>
          </table:table-cell>
          <table:table-cell office:value-type="string">
            <text:p>Farnell</text:p>
          </table:table-cell>
          <table:table-cell office:value-type="float" office:value="2059102">
            <text:p>2059102</text:p>
          </table:table-cell>
          <table:table-cell office:value-type="string">
            <text:p>Digi-Key</text:p>
          </table:table-cell>
          <table:table-cell office:value-type="string">
            <text:p>P24.9L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R10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06">
            <text:p>$0.06</text:p>
          </table:table-cell>
          <table:table-cell table:formula="of:=[.C102:.C128]*[.D102:.D128]" office:value-type="currency" office:currency="USD" office:value="0.06">
            <text:p>$0.06</text:p>
          </table:table-cell>
          <table:table-cell office:value-type="string">
            <text:p>0R 0402 1/16W ±0.05R</text:p>
          </table:table-cell>
          <table:table-cell office:value-type="string">
            <text:p>https://www.newark.com/multicomp/mcmr04x000-ptl/surface-mount-chip-resistor-ceramic/dp/86T2754?krypto=lX0VNH%2B1XSeQNZKZEuMEiwEhvJmkfIWRLFLHHmKRz%2BCXIbrWhuIq%2BcIyJjAJJBqtPeJ0m9wveVUrGYnoeoqv69hjqRHxYM909Suv1GK1iM9trYo8cBtobe8gMG4mjUm6GN6F1zn44k4pwWDFBGSe%2Fp5NqaU09omU4wg2k%2FVsCh9XWxXBKZB4t6TAhFGz%2FjVWA3y5Ih%2BpW5YiZfwwT56M8VWYGuhM8tAkxprF5sY0XsEYbqI3uRSHDrEwGmPA%2FhHg9wCsUei3syW9OIK7xxTxaIgvd4mhR4NP%2B1EuoixAv7Mof0Y2zJyAkETQC7sXh9Ulggc%2F0qbgKVx5yjCabXkQwyCahgSy5D9kxz5po0TQBaNn9M%2B6LmK7z8yg7J80BCba6G2PKtzFGvxcAfqTTy7cJKHjDqRpLjPUXbhAAAQ1F5UipIKOy2jnlCAtab8CKL55d1Tae9OFz3STYt840gBB%2FFz8EGwe78%2FLxj3hxP%2FBiPU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513">
            <text:p>2072513</text:p>
          </table:table-cell>
          <table:table-cell office:value-type="string">
            <text:p>Digi-Key</text:p>
          </table:table-cell>
          <table:table-cell office:value-type="string">
            <text:p>P0.0J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R13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07">
            <text:p>$0.07</text:p>
          </table:table-cell>
          <table:table-cell table:formula="of:=[.C102:.C128]*[.D102:.D128]" office:value-type="currency" office:currency="USD" office:value="0.07">
            <text:p>$0.07</text:p>
          </table:table-cell>
          <table:table-cell office:value-type="string">
            <text:p>22K 0402 1/16W ±1%</text:p>
          </table:table-cell>
          <table:table-cell office:value-type="string">
            <text:p>https://www.newark.com/multicomp/mcmr04x2202ftl/surface-mount-chip-resistor-ceramic/dp/86T3000?krypto=Qh5Khz9A1o2BWr5Qz5%2FHsQzcqWSgs4CS%2BOYkR8APOwYcFdUqnRi1Y7%2BzOX5E0bPUVUaonufTU4%2BX4m9H6s3oEJxtMuKHuwm1L9sz%2FbzttsgykFdtleRce5UAeVMZ1oZQZT954c%2FggqYWVHH0iIHC8J9haAVpBBhobFrwisut4TaRF5lUDdfjmUtQr1U8qNDKIU%2B1NVv6saffSdg9b3JV7NT8l8ZX7LoXAqj74sIz4QfQWA95CTSRmuZQ5hoIYyLN4OwK65AwFRZrh%2BGM8pqbptcpicN28pJBvWJ0BbSPGP1Dz3Y%2FPhuNApf5F2W5Uax%2BVkAsT6XwfXGM5ycK12AByV3yo9dLtDy9ntICwQH28gYvrztaSlGTdWMWOilm2tkDFydFC8WU7ctofJ1DopWRMdjOIAlLQ0K35282wkRxonMMPdBUHog6idjoJhVlaYAumNE1fZ67%2F4af2G1NOUhAJHJR3GHFxxJ5I%2FM4xe6rYFE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781">
            <text:p>2072781</text:p>
          </table:table-cell>
          <table:table-cell office:value-type="string">
            <text:p>Digi-Key</text:p>
          </table:table-cell>
          <table:table-cell office:value-type="string">
            <text:p>541-22.0KL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R14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07">
            <text:p>$0.07</text:p>
          </table:table-cell>
          <table:table-cell table:formula="of:=[.C102:.C128]*[.D102:.D128]" office:value-type="currency" office:currency="USD" office:value="0.07">
            <text:p>$0.07</text:p>
          </table:table-cell>
          <table:table-cell office:value-type="string">
            <text:p>1M 0402 1/16W ±1%</text:p>
          </table:table-cell>
          <table:table-cell office:value-type="string">
            <text:p>https://www.newark.com/multicomp/mcmr04x1004ftl/surface-mount-chip-resistor-ceramic/dp/86T2771?krypto=MqOlW8pD5DvGxvt8jNaRcKVk%2B9oqorGUKqqM5TApmY9Pps9oOB8u%2BXqRgt%2BXE17V2GvYwpoxE6nbXsMcMfxMdmeVKoS1rOyTTO6ntkK3v4%2BcIIXT67BDBpv7GzsIwk8PmvK22OBARlnRklb6lgNBu7AX58aZdayeTr0kBE32QsCGy8I4aBwPkkTq00pWcmLb9OdburKVNah2zqkALmCJhCLJ4MwcyoUsx8ZPH%2FYCrJRipSLxAJO37P3NzBuObYIZllKaSM4mt1vYU%2BHerVHTuHSZyjXets8Yd7mCxrYGM5yaqTJ6AwEBTuuxoKjkQYDaWyCUx8B0sIDozjpNVnQl5MIuzdh4VmKCNJUq%2Fqm%2FeuFhEr9cB29gBCTVoegfViRxvGnIgDoNLrqohVuBh9MHO9sFYMV0MVSwikPaGoSbuzHXkzRonv2N%2Bc11SYSVqzgTfBThxUUmm8QxtgCmaYefnx00YZgOmi%2BV8LVdAr8XWUQ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72521">
            <text:p>2072521</text:p>
          </table:table-cell>
          <table:table-cell office:value-type="string">
            <text:p>Digi-Key</text:p>
          </table:table-cell>
          <table:table-cell office:value-type="string">
            <text:p>P1.00ML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R15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0.1">
            <text:p>$0.10</text:p>
          </table:table-cell>
          <table:table-cell table:formula="of:=[.C102:.C128]*[.D102:.D128]" office:value-type="currency" office:currency="USD" office:value="0.1">
            <text:p>$0.10</text:p>
          </table:table-cell>
          <table:table-cell office:value-type="string">
            <text:p>1.5K 0402 1/16W ±1%</text:p>
          </table:table-cell>
          <table:table-cell office:value-type="string">
            <text:p>https://www.newark.com/vishay/crcw04021k50fked/surface-mount-thick-film-resistor/dp/27W3845?krypto=DFWm9wB0jpWbZ8hKFQmE5DeLJNhoqm8YY%2BiA3tphsAglf5f99ewkm8%2Bkve%2FffAXjnhkCRjlWvENHuaG0dZl3iXHo0x5O4Ea%2B43jA2MMg%2BcnsFFhufnA0BrpXVzmBq5759HF9KMBF95rp8f%2FWrV5%2BPfGVvZLw3DwEooMTIm5eYUFwhq6DlTc8fuzZI4juSR10RvSi8US55K6DhKZ1yoy8jBn00Adwn8knwGoi6R7zS5SurpVLKyr9R7j7xex%2F2ua2qkbH7m8ollMOyW4uaK6wJSoSjREmlEKLWvp821Gr7Zx7ealnWkQ54wEKLBPRRlluTi3WcwEKih3N5G%2BTvMITDzxA7aKtRrEgc6D9CGlGcBW%2FXEt50G7meuwBExMGQgASqDvHcuks%2BvqToA8zCXL53ZM%2Bp%2Fu3E0TTkjnCyn8NCNA9do8zIBgNzar%2FPy9Mc4vxNfUEA%2B%2BiY2kmv9eS9GrWgPwHtSr97S2379koGKy%2BzIE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653201">
            <text:p>1653201</text:p>
          </table:table-cell>
          <table:table-cell office:value-type="string">
            <text:p>Digi-Key</text:p>
          </table:table-cell>
          <table:table-cell office:value-type="string">
            <text:p>541-1.50KL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U1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7">
            <text:p>$7.00</text:p>
          </table:table-cell>
          <table:table-cell table:formula="of:=[.C102:.C128]*[.D102:.D128]" office:value-type="currency" office:currency="USD" office:value="7">
            <text:p>$7.00</text:p>
          </table:table-cell>
          <table:table-cell office:value-type="string">
            <text:p>STMICROELECTRONICS <text:s/>STM32F103CBU6 ARM Cortex-M3, 72 MHz, 128 KB, 20 KB, 48, VFQFPN</text:p>
          </table:table-cell>
          <table:table-cell office:value-type="string">
            <text:p>https://www.newark.com/stmicroelectronics/stm32f103cbu6/32-bit-microcontroller-motor-control/dp/65T3772?krypto=iaBrlGAXhQn41dZS7McJPVPM3qRFh4tIBTkk4%2B2YR5DRmfRADHzA1fKwEW7deNtF3gtyziypJoc35dOtYg5timGzYaGrUXbYxvjOPLYXZsHoAUsHBSOgKyH6%2F7eYGZKQQ7bIEtq9LPyYbCUyp4%2FE0tCLc6AWswzD6CXPdm%2FC1dokbdnuprgYc3Yz4K7ec%2FtuJ5zmejD6oNXuQgam3NZukZy7WM7QW7sHYOG%2BP%2FlF%2BalqPY9%2FiYVWpm5jkm5mzl7YhOhHP6aB9yK80xDMy24sJjJIP2RQleWSZawYSqngAGNb5pARUHvW3bLCC1nfxkivtR5jfSHjQ56CMPwYX%2BsfXyi9ervORza6A5L9tnDd1M9mG5qxDzG%2F0a%2FRr%2BwOluljD5%2FswpJ3AAfCSrdwXpZ%2FRnAgTPG06YDCqtHl9HjHf0OdADtgN0QC9At93NTBJuPFlC3JNE5zurfHlcxD0ERhhEKDkcQKSV0ZkQe5UXPSz08%3D&amp;ddkey=https%3Aen-US%2FElement14_US%2Fsearch</text:p>
          </table:table-cell>
          <table:table-cell office:value-type="string">
            <text:p>Farnell</text:p>
          </table:table-cell>
          <table:table-cell office:value-type="float" office:value="2060891">
            <text:p>2060891</text:p>
          </table:table-cell>
          <table:table-cell office:value-type="string">
            <text:p>Mouser</text:p>
          </table:table-cell>
          <table:table-cell office:value-type="string">
            <text:p>511-STM32F103CBU6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U2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1.28">
            <text:p>$1.28</text:p>
          </table:table-cell>
          <table:table-cell table:formula="of:=[.C102:.C128]*[.D102:.D128]" office:value-type="currency" office:currency="USD" office:value="1.28">
            <text:p>$1.28</text:p>
          </table:table-cell>
          <table:table-cell office:value-type="string">
            <text:p>Analog Devices ADP122ACPZ-3.3-R7 - 5.5 V Input, 300 mA, Low Quiescent <text:s/>Current, CMOS Linear Regulator</text:p>
          </table:table-cell>
          <table:table-cell office:value-type="string">
            <text:p>https://www.digikey.com/products/en?keywords=ADP122ACPZ-3.3-R7CT-ND</text:p>
          </table:table-cell>
          <table:table-cell office:value-type="string">
            <text:p>Farnell</text:p>
          </table:table-cell>
          <table:table-cell office:value-type="float" office:value="2457164">
            <text:p>2457164</text:p>
          </table:table-cell>
          <table:table-cell office:value-type="string">
            <text:p>Digi-Key</text:p>
          </table:table-cell>
          <table:table-cell office:value-type="string">
            <text:p>ADP122ACPZ-3.3-R7CT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U3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3.53">
            <text:p>$3.53</text:p>
          </table:table-cell>
          <table:table-cell table:formula="of:=[.C102:.C128]*[.D102:.D128]" office:value-type="currency" office:currency="USD" office:value="3.53">
            <text:p>$3.53</text:p>
          </table:table-cell>
          <table:table-cell office:value-type="string">
            <text:p>Nordic Semi Ultra low power 2.4GHz RF Transceiver IC</text:p>
          </table:table-cell>
          <table:table-cell office:value-type="string">
            <text:p>https://www.digikey.com/products/en?keywords=1490-1033-1-ND</text:p>
          </table:table-cell>
          <table:table-cell office:value-type="float" office:value="0">
            <text:p>0</text:p>
          </table:table-cell>
          <table:table-cell/>
          <table:table-cell office:value-type="string">
            <text:p>Digi-Key</text:p>
          </table:table-cell>
          <table:table-cell office:value-type="string">
            <text:p>1490-1033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 office:value-type="string">
            <text:p>Y1, Y2</text:p>
          </table:table-cell>
          <table:table-cell table:number-columns-repeated="2" office:value-type="float" office:value="2">
            <text:p>2</text:p>
          </table:table-cell>
          <table:table-cell table:style-name="ce12" office:value-type="currency" office:currency="USD" office:value="0.82">
            <text:p>$0.82</text:p>
          </table:table-cell>
          <table:table-cell table:formula="of:=[.C102:.C128]*[.D102:.D128]" office:value-type="currency" office:currency="USD" office:value="1.64">
            <text:p>$1.64</text:p>
          </table:table-cell>
          <table:table-cell office:value-type="string">
            <text:p>TXC - 7V-16.000MAAE-T, 16MHZ, 30PPM, 12PF - CRYSTAL</text:p>
          </table:table-cell>
          <table:table-cell office:value-type="string">
            <text:p>https://www.newark.com/txc/7v-16-000maae-t/crystal-16mhz-12pf-3-2-x-2-5mm/dp/24T5694?krypto=Qd0Bue2pjMojHHgjKY0nIzEajxw1gX7%2Fq8bNLKAveejYaOwqjSovcyXrQIAzFqHfi8qZKWR6veZm3FXvqLWFyIM%2FzBP5Std1RxU7tGD%2FTKFg3qO596UZ6KrFOYzA6NyeRLBEF9dYMEUXjq5uDdIAM7EWBgtb8Ok6nHtW9ePP4FSJHrf3SQCTUWi2aKXh%2FbtGXmTfEyyhfZPg6eHtjzd72hhgkrL4IEf8RWD5vAW%2BLlTjWNijbXKRxFIjM3EECUJP0ArTfZltvE6fP3a3R4mqWmSUZXUdhinwDs5z%2BQmWTzixNBJqTF9OM9Ko4%2FSR6l5w6%2B2SDQL5Bta%2FhFgdFbk9MFdMSGowc4WNXxP6oryiAuETjQYHXgEs4M2ZcqaKmmWTubdBi17eMuGUghZhBKcqIb%2FG5nIMTqBD0W0Uo%2FiA4dRF8yWLuYXrcGDK6kC4wEiaTXtK%2Fv3kx%2FyNkrvvRgwAlDN%2BuXb9AtAFxcPf4uxJ%2B1uihVojLULUxM9qTxh9c8k%2FNCGD4DCEwwD7bRxL7KS74wFk43vCssEVfjBZpGiu7puHO0lVtzg8Oc5UnjXhyEbM&amp;ddkey=https%3Aen-US%2FElement14_US%2Fsearch</text:p>
          </table:table-cell>
          <table:table-cell office:value-type="string">
            <text:p>Farnell</text:p>
          </table:table-cell>
          <table:table-cell office:value-type="float" office:value="1892172">
            <text:p>1892172</text:p>
          </table:table-cell>
          <table:table-cell office:value-type="string">
            <text:p>Digi-Key</text:p>
          </table:table-cell>
          <table:table-cell office:value-type="string">
            <text:p>887-1462-1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/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5">
            <text:p>$5.00</text:p>
          </table:table-cell>
          <table:table-cell table:formula="of:=[.C102:.C128]*[.D102:.D128]" office:value-type="currency" office:currency="USD" office:value="5">
            <text:p>$5.00</text:p>
          </table:table-cell>
          <table:table-cell office:value-type="string">
            <text:p>Antenna 2.4GHZ</text:p>
          </table:table-cell>
          <table:table-cell office:value-type="string">
            <text:p>https://www.digikey.com/products/en?keywords=A24-HASM-450-ND</text:p>
          </table:table-cell>
          <table:table-cell office:value-type="string">
            <text:p>Mouser</text:p>
          </table:table-cell>
          <table:table-cell office:value-type="string">
            <text:p>888-A24-HASM-450</text:p>
          </table:table-cell>
          <table:table-cell office:value-type="string">
            <text:p>Digi-Key</text:p>
          </table:table-cell>
          <table:table-cell office:value-type="string">
            <text:p>A24-HASM-450-ND</text:p>
          </table:table-cell>
          <table:table-cell table:number-columns-repeated="1011"/>
          <table:table-cell table:style-name="Excel_20_Built-in_20_Normal"/>
          <table:table-cell/>
        </table:table-row>
        <table:table-row table:style-name="ro1">
          <table:table-cell table:style-name="ce6"/>
          <table:table-cell/>
          <table:table-cell table:style-name="ce10" table:formula="of:=SUM([.C102:.C128])" office:value-type="float" office:value="43">
            <text:p>43</text:p>
          </table:table-cell>
          <table:table-cell table:style-name="ce10" office:value-type="string">
            <text:p>Total</text:p>
          </table:table-cell>
          <table:table-cell table:style-name="ce10" table:formula="of:=SUM([.E102:.E128])" office:value-type="currency" office:currency="USD" office:value="33.33">
            <text:p>$33.3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Charger 1 per 25 Zooids</text:p>
          </table:table-cell>
          <table:table-cell table:number-columns-repeated="1023"/>
        </table:table-row>
        <table:table-row table:style-name="ro1">
          <table:table-cell table:style-name="ce7" office:value-type="string">
            <text:p>Designator</text:p>
          </table:table-cell>
          <table:table-cell office:value-type="string">
            <text:p>Quantity</text:p>
          </table:table-cell>
          <table:table-cell office:value-type="string">
            <text:p>x4</text:p>
          </table:table-cell>
          <table:table-cell office:value-type="string">
            <text:p>Cost each</text:p>
          </table:table-cell>
          <table:table-cell office:value-type="string">
            <text:p>Cost sum</text:p>
          </table:table-cell>
          <table:table-cell office:value-type="string">
            <text:p>x15</text:p>
          </table:table-cell>
          <table:table-cell office:value-type="string">
            <text:p>Cost each</text:p>
          </table:table-cell>
          <table:table-cell office:value-type="string">
            <text:p>Cost sum</text:p>
          </table:table-cell>
          <table:table-cell office:value-type="string">
            <text:p>Description</text:p>
          </table:table-cell>
          <table:table-cell office:value-type="string">
            <text:p>Reference</text:p>
          </table:table-cell>
          <table:table-cell office:value-type="string">
            <text:p>URL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*1 thru *5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table:style-name="ce12" office:value-type="currency" office:currency="USD" office:value="0.53">
            <text:p>$0.53</text:p>
          </table:table-cell>
          <table:table-cell table:style-name="ce12" office:value-type="currency" office:currency="USD" office:value="106">
            <text:p>$106.00</text:p>
          </table:table-cell>
          <table:table-cell office:value-type="float" office:value="750">
            <text:p>750</text:p>
          </table:table-cell>
          <table:table-cell table:style-name="ce12" office:value-type="currency" office:currency="USD" office:value="0.46">
            <text:p>$0.46</text:p>
          </table:table-cell>
          <table:table-cell table:style-name="ce12" office:value-type="currency" office:currency="USD" office:value="120">
            <text:p>$120.00</text:p>
          </table:table-cell>
          <table:table-cell table:style-name="ce19" office:value-type="string">
            <text:p>SMD spring loaded pins</text:p>
          </table:table-cell>
          <table:table-cell table:style-name="ce19" office:value-type="string">
            <text:p>0907-9-15-20-75-14-11-0</text:p>
          </table:table-cell>
          <table:table-cell office:value-type="string">
            <text:p>https://www.digikey.com/products/en?keywords=0907-9-15-20-75-14-11-0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J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2" office:value-type="currency" office:currency="USD" office:value="1.44">
            <text:p>$1.44</text:p>
          </table:table-cell>
          <table:table-cell table:style-name="ce12" office:value-type="currency" office:currency="USD" office:value="5.76">
            <text:p>$5.76</text:p>
          </table:table-cell>
          <table:table-cell office:value-type="float" office:value="15">
            <text:p>15</text:p>
          </table:table-cell>
          <table:table-cell table:style-name="ce12" office:value-type="currency" office:currency="USD" office:value="1.27">
            <text:p>$1.27</text:p>
          </table:table-cell>
          <table:table-cell table:style-name="ce12" office:value-type="currency" office:currency="USD" office:value="19.05">
            <text:p>$19.05</text:p>
          </table:table-cell>
          <table:table-cell table:style-name="ce19" office:value-type="string">
            <text:p>Power Jack 2.1mm connector</text:p>
          </table:table-cell>
          <table:table-cell table:style-name="ce19" office:value-type="string">
            <text:p>PJ-002AH-SMT-TR</text:p>
          </table:table-cell>
          <table:table-cell office:value-type="string">
            <text:p>https://www.digikey.com/product-detail/en/cui-inc/PJ-002AH-SMT-TR/CP-002AHPJCT-ND/669692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S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2" office:value-type="currency" office:currency="USD" office:value="2.24">
            <text:p>$2.24</text:p>
          </table:table-cell>
          <table:table-cell table:style-name="ce12" office:value-type="currency" office:currency="USD" office:value="8.96">
            <text:p>$8.96</text:p>
          </table:table-cell>
          <table:table-cell office:value-type="float" office:value="15">
            <text:p>15</text:p>
          </table:table-cell>
          <table:table-cell table:style-name="ce12" office:value-type="currency" office:currency="USD" office:value="2.16">
            <text:p>$2.16</text:p>
          </table:table-cell>
          <table:table-cell table:style-name="ce12" office:value-type="currency" office:currency="USD" office:value="32.4">
            <text:p>$32.40</text:p>
          </table:table-cell>
          <table:table-cell table:style-name="ce19" office:value-type="string">
            <text:p>Toggle Switch</text:p>
          </table:table-cell>
          <table:table-cell table:style-name="ce19" office:value-type="string">
            <text:p>100SP1T1B4M2QE</text:p>
          </table:table-cell>
          <table:table-cell office:value-type="string">
            <text:p>https://www.digikey.com/products/en?keywords=100SP1T1B4M2QE</text:p>
          </table:table-cell>
          <table:table-cell table:number-columns-repeated="1013"/>
        </table:table-row>
        <table:table-row table:style-name="ro1">
          <table:table-cell table:style-name="ce7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style-name="ce12" office:value-type="currency" office:currency="USD" office:value="20.25">
            <text:p>$20.25</text:p>
          </table:table-cell>
          <table:table-cell table:style-name="ce12" office:value-type="currency" office:currency="USD" office:value="81">
            <text:p>$81.00</text:p>
          </table:table-cell>
          <table:table-cell office:value-type="float" office:value="15">
            <text:p>15</text:p>
          </table:table-cell>
          <table:table-cell table:style-name="ce12" office:value-type="currency" office:currency="USD" office:value="19.63">
            <text:p>$19.63</text:p>
          </table:table-cell>
          <table:table-cell table:style-name="ce12" office:value-type="currency" office:currency="USD" office:value="294.45">
            <text:p>$294.45</text:p>
          </table:table-cell>
          <table:table-cell table:style-name="ce19" office:value-type="string">
            <text:p>5V 15W AC/DC External Wall Mount Adapter</text:p>
          </table:table-cell>
          <table:table-cell table:style-name="ce19" office:value-type="string">
            <text:p>SMI18-5-V-P5R</text:p>
          </table:table-cell>
          <table:table-cell office:value-type="string">
            <text:p>https://www.digikey.com/product-detail/en/cui-inc/SMI18-5-V-P5R/102-3677-ND/5417768</text:p>
          </table:table-cell>
          <table:table-cell table:number-columns-repeated="1013"/>
        </table:table-row>
        <table:table-row table:style-name="ro1">
          <table:table-cell table:style-name="ce7" office:value-type="string">
            <text:p>Charger PCB plate lasercut acrylic</text:p>
          </table:table-cell>
          <table:table-cell table:number-columns-repeated="2"/>
          <table:table-cell table:style-name="ce12" table:number-columns-repeated="2"/>
          <table:table-cell/>
          <table:table-cell table:style-name="ce12" table:number-columns-repeated="2"/>
          <table:table-cell table:style-name="ce19" table:number-columns-repeated="2"/>
          <table:table-cell table:number-columns-repeated="1014"/>
        </table:table-row>
        <table:table-row table:style-name="ro1">
          <table:table-cell table:number-columns-repeated="2"/>
          <table:table-cell table:style-name="ce10" table:formula="of:=SUM([.C133:.C136])" office:value-type="float" office:value="212">
            <text:p>212</text:p>
          </table:table-cell>
          <table:table-cell table:style-name="ce10" office:value-type="string">
            <text:p>Total</text:p>
          </table:table-cell>
          <table:table-cell table:style-name="ce10" table:formula="of:=SUM([.E133:.E136])" office:value-type="currency" office:currency="USD" office:value="201.72">
            <text:p>$201.72</text:p>
          </table:table-cell>
          <table:table-cell table:style-name="ce15" table:formula="of:=SUM([.F133:.F136])" office:value-type="float" office:value="795">
            <text:p>795</text:p>
          </table:table-cell>
          <table:table-cell table:style-name="ce15" office:value-type="string">
            <text:p>Total</text:p>
          </table:table-cell>
          <table:table-cell table:style-name="ce15" table:formula="of:=SUM([.H133:.H136])" office:value-type="currency" office:currency="USD" office:value="465.9">
            <text:p>$465.9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>
            <text:p>PCB Stencils (single board stencil, need to find out how to make multiple boards per stencil)</text:p>
          </table:table-cell>
          <table:table-cell/>
          <table:table-cell office:value-type="string">
            <text:p>Size</text:p>
          </table:table-cell>
          <table:table-cell office:value-type="string">
            <text:p>Cost each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Zooid Top</text:p>
          </table:table-cell>
          <table:table-cell office:value-type="float" office:value="1">
            <text:p>1</text:p>
          </table:table-cell>
          <table:table-cell/>
          <table:table-cell table:style-name="ce12" office:value-type="currency" office:currency="USD" office:value="10">
            <text:p>$10.00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Zooid Bottom</text:p>
          </table:table-cell>
          <table:table-cell office:value-type="float" office:value="1">
            <text:p>1</text:p>
          </table:table-cell>
          <table:table-cell/>
          <table:table-cell table:style-name="ce12" office:value-type="currency" office:currency="USD" office:value="10">
            <text:p>$10.00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Receiver Top</text:p>
          </table:table-cell>
          <table:table-cell office:value-type="float" office:value="1">
            <text:p>1</text:p>
          </table:table-cell>
          <table:table-cell/>
          <table:table-cell table:style-name="ce12" office:value-type="currency" office:currency="USD" office:value="10">
            <text:p>$10.00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Receiver Bottom</text:p>
          </table:table-cell>
          <table:table-cell office:value-type="float" office:value="1">
            <text:p>1</text:p>
          </table:table-cell>
          <table:table-cell/>
          <table:table-cell table:style-name="ce12" office:value-type="currency" office:currency="USD" office:value="10">
            <text:p>$10.00</text:p>
          </table:table-cell>
          <table:table-cell table:number-columns-repeated="1020"/>
        </table:table-row>
        <table:table-row table:style-name="ro1">
          <table:table-cell table:style-name="ce8" office:value-type="string">
            <text:p>Charger Top</text:p>
          </table:table-cell>
          <table:table-cell office:value-type="float" office:value="1">
            <text:p>1</text:p>
          </table:table-cell>
          <table:table-cell/>
          <table:table-cell table:style-name="ce12" office:value-type="currency" office:currency="USD" office:value="52.17">
            <text:p>$52.17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0" office:value-type="string">
            <text:p>Total</text:p>
          </table:table-cell>
          <table:table-cell table:style-name="ce13" office:value-type="currency" office:currency="USD" office:value="92.17">
            <text:p>$92.1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9" office:value-type="string">
            <text:p>PCBs SeeedStudio (not sure if they come individually or a single board)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Zooid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string">
            <text:p>Min order 100</text:p>
          </table:table-cell>
          <table:table-cell table:style-name="ce12" office:value-type="currency" office:currency="USD" office:value="120">
            <text:p>$120.00</text:p>
          </table:table-cell>
          <table:table-cell office:value-type="float" office:value="361">
            <text:p>361</text:p>
          </table:table-cell>
          <table:table-cell office:value-type="string">
            <text:p>min order 400</text:p>
          </table:table-cell>
          <table:table-cell table:style-name="ce12" office:value-type="currency" office:currency="USD" office:value="168.53">
            <text:p>$168.53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Receiver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min order 5</text:p>
          </table:table-cell>
          <table:table-cell table:style-name="ce12" office:value-type="currency" office:currency="USD" office:value="48">
            <text:p>$48.00</text:p>
          </table:table-cell>
          <table:table-cell office:value-type="float" office:value="1">
            <text:p>1</text:p>
          </table:table-cell>
          <table:table-cell table:style-name="ce17" office:value-type="float" office:value="5">
            <text:p>5</text:p>
          </table:table-cell>
          <table:table-cell table:style-name="ce12" office:value-type="currency" office:currency="USD" office:value="48">
            <text:p>$48.00</text:p>
          </table:table-cell>
          <table:table-cell table:number-columns-repeated="1016"/>
        </table:table-row>
        <table:table-row table:style-name="ro1">
          <table:table-cell table:style-name="ce9" office:value-type="string">
            <text:p>Charger (charges 25)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in order 5</text:p>
          </table:table-cell>
          <table:table-cell table:style-name="ce12" office:value-type="currency" office:currency="USD" office:value="161">
            <text:p>$161.00</text:p>
          </table:table-cell>
          <table:table-cell table:number-columns-repeated="2" office:value-type="float" office:value="15">
            <text:p>15</text:p>
          </table:table-cell>
          <table:table-cell table:style-name="ce12" office:value-type="currency" office:currency="USD" office:value="240">
            <text:p>$240.00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10" office:value-type="string">
            <text:p>Total</text:p>
          </table:table-cell>
          <table:table-cell table:style-name="ce10" office:value-type="float" office:value="110">
            <text:p>110</text:p>
          </table:table-cell>
          <table:table-cell table:style-name="ce10" table:formula="of:=SUM([.E149:.E151])" office:value-type="currency" office:currency="USD" office:value="329">
            <text:p>$329.00</text:p>
          </table:table-cell>
          <table:table-cell table:style-name="ce15" office:value-type="string">
            <text:p>Total</text:p>
          </table:table-cell>
          <table:table-cell table:style-name="ce15" office:value-type="float" office:value="420">
            <text:p>420</text:p>
          </table:table-cell>
          <table:table-cell table:style-name="ce15" table:formula="of:=SUM([.H149:.H151])" office:value-type="currency" office:currency="USD" office:value="456.53">
            <text:p>$456.5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Firmware Flasher</text:p>
          </table:table-cell>
          <table:table-cell/>
          <table:table-cell office:value-type="string">
            <text:p>at least one</text:p>
          </table:table-cell>
          <table:table-cell table:number-columns-repeated="1021"/>
        </table:table-row>
        <table:table-row table:style-name="ro1">
          <table:table-cell office:value-type="string">
            <text:p>Debugger/programmer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2" office:value-type="currency" office:currency="USD" office:value="21">
            <text:p>$21.00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21">
            <text:p>$21.00</text:p>
          </table:table-cell>
          <table:table-cell office:value-type="string">
            <text:p>https://www.st.com/en/development-tools/st-link-v2.html</text:p>
          </table:table-cell>
          <table:table-cell table:number-columns-repeated="1015"/>
        </table:table-row>
        <table:table-row table:style-name="ro1">
          <table:table-cell office:value-type="string">
            <text:p>Cable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2" office:value-type="currency" office:currency="USD" office:value="34">
            <text:p>$34.00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34">
            <text:p>$34.00</text:p>
          </table:table-cell>
          <table:table-cell office:value-type="string">
            <text:p>http://www.tag-connect.com/TC2030-IDC-NL</text:p>
          </table:table-cell>
          <table:table-cell table:number-columns-repeated="1015"/>
        </table:table-row>
        <table:table-row table:style-name="ro1">
          <table:table-cell office:value-type="string">
            <text:p>Cable Adapter</text:p>
          </table:table-cell>
          <table:table-cell table:number-columns-repeated="2" office:value-type="float" office:value="1">
            <text:p>1</text:p>
          </table:table-cell>
          <table:table-cell table:number-columns-repeated="2" table:style-name="ce12" office:value-type="currency" office:currency="USD" office:value="30">
            <text:p>$30.00</text:p>
          </table:table-cell>
          <table:table-cell table:number-columns-repeated="2" office:value-type="float" office:value="1">
            <text:p>1</text:p>
          </table:table-cell>
          <table:table-cell table:style-name="ce12" office:value-type="currency" office:currency="USD" office:value="30">
            <text:p>$30.00</text:p>
          </table:table-cell>
          <table:table-cell office:value-type="string">
            <text:p>http://www.tag-connect.com/ARM20-CTX</text:p>
          </table:table-cell>
          <table:table-cell table:number-columns-repeated="1015"/>
        </table:table-row>
        <table:table-row table:style-name="ro1">
          <table:table-cell/>
          <table:table-cell table:style-name="ce10" office:value-type="string">
            <text:p>Total</text:p>
          </table:table-cell>
          <table:table-cell table:style-name="ce10" office:value-type="float" office:value="3">
            <text:p>3</text:p>
          </table:table-cell>
          <table:table-cell table:style-name="ce10" table:formula="of:=SUM([.D155:.D157])" office:value-type="currency" office:currency="USD" office:value="85">
            <text:p>$85.00</text:p>
          </table:table-cell>
          <table:table-cell table:style-name="ce10" table:formula="of:=SUM([.E155:.E157])" office:value-type="currency" office:currency="USD" office:value="85">
            <text:p>$85.00</text:p>
          </table:table-cell>
          <table:table-cell table:style-name="ce15" office:value-type="string">
            <text:p>Total</text:p>
          </table:table-cell>
          <table:table-cell table:style-name="ce15" office:value-type="float" office:value="3">
            <text:p>3</text:p>
          </table:table-cell>
          <table:table-cell table:style-name="ce15" table:formula="of:=SUM([.H155:.H157])" office:value-type="currency" office:currency="USD" office:value="85">
            <text:p>$85.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81 Zooids</text:p>
          </table:table-cell>
          <table:table-cell office:value-type="string">
            <text:p>361 Zooids</text:p>
          </table:table-cell>
          <table:table-cell table:number-columns-repeated="1020"/>
        </table:table-row>
        <table:table-row table:style-name="ro1">
          <table:table-cell office:value-type="string">
            <text:p>Missing a few parts</text:p>
          </table:table-cell>
          <table:table-cell office:value-type="string">
            <text:p>Grand total</text:p>
          </table:table-cell>
          <table:table-cell table:style-name="ce12" office:value-type="string">
            <text:p>$3404-5133</text:p>
          </table:table-cell>
          <table:table-cell office:value-type="string">
            <text:p>$8975-16663</text:p>
          </table:table-cell>
          <table:table-cell table:number-columns-repeated="1020"/>
        </table:table-row>
        <table:table-row table:style-name="ro1" table:number-rows-repeated="1048414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Table2" table:target-range-address="Zooid.A4:Zooid.N3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9">10/19/2018</text:date>, <text:time>17:51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ooid" style:display-name="PageStyle_Zoo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19T17:51:03</dc:date>
    <dc:creator>Caleb Cover</dc:creator>
    <meta:generator>OpenOffice/4.1.1$Unix OpenOffice.org_project/411m6$Build-9775</meta:generator>
    <meta:editing-duration>PT19H30M52S</meta:editing-duration>
    <meta:editing-cycles>1</meta:editing-cycles>
    <meta:document-statistic meta:table-count="1" meta:cell-count="1123" meta:object-count="0"/>
    <meta:user-defined meta:name=""/>
  </office:meta>
</office:document-meta>
</file>